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9563" officeooo:paragraph-rsid="003a9563" style:font-name-asian="Roboto1" style:font-size-asian="14pt" style:font-weight-asian="bold" style:font-name-complex="Roboto1" style:font-size-complex="14pt" style:font-weight-complex="bold"/>
    </style:style>
    <style:style style:name="P2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a0495" officeooo:paragraph-rsid="004db266" style:font-name-asian="Roboto1" style:font-size-asian="14pt" style:font-weight-asian="bold" style:font-name-complex="Roboto1" style:font-size-complex="14pt" style:font-weight-complex="bold"/>
    </style:style>
    <style:style style:name="P3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1ed7c" officeooo:paragraph-rsid="0051b8a4" style:font-name-asian="Roboto1" style:font-size-asian="14pt" style:font-weight-asian="bold" style:font-name-complex="Roboto1" style:font-size-complex="14pt" style:font-weight-complex="bold"/>
    </style:style>
    <style:style style:name="P4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ac1a" officeooo:paragraph-rsid="00ab01a5" style:font-name-asian="Roboto1" style:font-size-asian="14pt" style:font-weight-asian="bold" style:font-name-complex="Roboto1" style:font-size-complex="14pt" style:font-weight-complex="bold"/>
    </style:style>
    <style:style style:name="P5" style:family="paragraph" style:parent-style-name="Standard">
      <style:paragraph-properties fo:margin-top="0cm" fo:margin-bottom="0.353cm" style:contextual-spacing="false"/>
      <style:text-properties fo:font-size="14pt" fo:language="en" fo:country="US" fo:font-weight="bold" officeooo:rsid="00150cd4" officeooo:paragraph-rsid="003c2250" style:font-size-asian="14pt" style:font-weight-asian="bold"/>
    </style:style>
    <style:style style:name="P6" style:family="paragraph" style:parent-style-name="Standard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74cd8" officeooo:paragraph-rsid="00c74cd8" style:font-name-asian="Roboto1" style:font-size-asian="14pt" style:font-weight-asian="bold" style:font-name-complex="Roboto1" style:font-size-complex="14pt" style:font-weight-complex="bold"/>
    </style:style>
    <style:style style:name="P7" style:family="paragraph" style:parent-style-name="Standard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ce2128" officeooo:paragraph-rsid="00ce2128" style:font-name-asian="Roboto1" style:font-size-asian="16pt" style:font-weight-asian="bold" style:font-name-complex="Roboto1" style:font-size-complex="14pt" style:font-weight-complex="bold"/>
    </style:style>
    <style:style style:name="P8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a97d3d" officeooo:paragraph-rsid="00ba66c2" style:font-name-asian="Roboto1" style:font-size-asian="14pt" style:font-weight-asian="bold" style:font-name-complex="Roboto1" style:font-size-complex="14pt" style:font-weight-complex="bold"/>
    </style:style>
    <style:style style:name="P9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788e52" officeooo:paragraph-rsid="00840731" style:font-name-asian="Roboto1" style:font-size-asian="14pt" style:font-weight-asian="bold" style:font-name-complex="Roboto1" style:font-size-complex="14pt" style:font-weight-complex="bold"/>
    </style:style>
    <style:style style:name="P10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9b82a9" officeooo:paragraph-rsid="00a23787" style:font-name-asian="Roboto1" style:font-size-asian="14pt" style:font-weight-asian="bold" style:font-name-complex="Roboto1" style:font-size-complex="14pt" style:font-weight-complex="bold"/>
    </style:style>
    <style:style style:name="P11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94891d" officeooo:paragraph-rsid="009ce699" style:font-name-asian="Roboto1" style:font-size-asian="14pt" style:font-weight-asian="bold" style:font-name-complex="Roboto1" style:font-size-complex="14pt" style:font-weight-complex="bold"/>
    </style:style>
    <style:style style:name="P12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837629" officeooo:paragraph-rsid="008de9de" style:font-name-asian="Roboto1" style:font-size-asian="14pt" style:font-weight-asian="bold" style:font-name-complex="Roboto1" style:font-size-complex="14pt" style:font-weight-complex="bold"/>
    </style:style>
    <style:style style:name="P13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730611" officeooo:paragraph-rsid="007b27dd" style:font-name-asian="Roboto1" style:font-size-asian="14pt" style:font-weight-asian="bold" style:font-name-complex="Roboto1" style:font-size-complex="14pt" style:font-weight-complex="bold"/>
    </style:style>
    <style:style style:name="P14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6d5abe" officeooo:paragraph-rsid="007627cb" style:font-name-asian="Roboto1" style:font-size-asian="14pt" style:font-weight-asian="bold" style:font-name-complex="Roboto1" style:font-size-complex="14pt" style:font-weight-complex="bold"/>
    </style:style>
    <style:style style:name="P15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654a86" officeooo:paragraph-rsid="006ac6ca" style:font-name-asian="Roboto1" style:font-size-asian="14pt" style:font-weight-asian="bold" style:font-name-complex="Roboto1" style:font-size-complex="14pt" style:font-weight-complex="bold"/>
    </style:style>
    <style:style style:name="P16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f633f" officeooo:paragraph-rsid="00658f1a" style:font-name-asian="Roboto1" style:font-size-asian="14pt" style:font-weight-asian="bold" style:font-name-complex="Roboto1" style:font-size-complex="14pt" style:font-weight-complex="bold"/>
    </style:style>
    <style:style style:name="P17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bb155" officeooo:paragraph-rsid="005fb611" style:font-name-asian="Roboto1" style:font-size-asian="14pt" style:font-weight-asian="bold" style:font-name-complex="Roboto1" style:font-size-complex="14pt" style:font-weight-complex="bold"/>
    </style:style>
    <style:style style:name="P18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6c0af" officeooo:paragraph-rsid="00567894" style:font-name-asian="Roboto1" style:font-size-asian="14pt" style:font-weight-asian="bold" style:font-name-complex="Roboto1" style:font-size-complex="14pt" style:font-weight-complex="bold"/>
    </style:style>
    <style:style style:name="P19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3c3dc0" officeooo:paragraph-rsid="00406fe2" style:font-name-asian="Roboto1" style:font-size-asian="14pt" style:font-weight-asian="bold" style:font-name-complex="Roboto1" style:font-size-complex="14pt" style:font-weight-complex="bold"/>
    </style:style>
    <style:style style:name="P20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c1e431" officeooo:paragraph-rsid="00c1e431" style:font-name-asian="Roboto1" style:font-size-asian="14pt" style:font-weight-asian="bold" style:font-name-complex="Roboto1" style:font-size-complex="14pt" style:font-weight-complex="bold"/>
    </style:style>
    <style:style style:name="P2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bbd26a" style:font-name-asian="Roboto1" style:font-size-asian="16pt" style:font-weight-asian="bold" style:font-name-complex="Roboto1" style:font-size-complex="14pt" style:font-weight-complex="bold"/>
    </style:style>
    <style:style style:name="P2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c2e936" style:font-name-asian="Roboto1" style:font-size-asian="16pt" style:font-weight-asian="bold" style:font-name-complex="Roboto1" style:font-size-complex="14pt" style:font-weight-complex="bold"/>
    </style:style>
    <style:style style:name="P2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b5bf83" style:font-name-asian="Roboto1" style:font-size-asian="16pt" style:font-weight-asian="bold" style:font-name-complex="Roboto1" style:font-size-complex="14pt" style:font-weight-complex="bold"/>
    </style:style>
    <style:style style:name="P2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d6a83" style:font-name-asian="Roboto1" style:font-size-asian="16pt" style:font-weight-asian="bold" style:font-name-complex="Roboto1" style:font-size-complex="14pt" style:font-weight-complex="bold"/>
    </style:style>
    <style:style style:name="P2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5e14e" style:font-name-asian="Roboto1" style:font-size-asian="16pt" style:font-weight-asian="bold" style:font-name-complex="Roboto1" style:font-size-complex="14pt" style:font-weight-complex="bold"/>
    </style:style>
    <style:style style:name="P2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0b935" style:font-name-asian="Roboto1" style:font-size-asian="16pt" style:font-weight-asian="bold" style:font-name-complex="Roboto1" style:font-size-complex="14pt" style:font-weight-complex="bold"/>
    </style:style>
    <style:style style:name="P2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91631e" style:font-name-asian="Roboto1" style:font-size-asian="16pt" style:font-weight-asian="bold" style:font-name-complex="Roboto1" style:font-size-complex="14pt" style:font-weight-complex="bold"/>
    </style:style>
    <style:style style:name="P2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876393" style:font-name-asian="Roboto1" style:font-size-asian="16pt" style:font-weight-asian="bold" style:font-name-complex="Roboto1" style:font-size-complex="14pt" style:font-weight-complex="bold"/>
    </style:style>
    <style:style style:name="P2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804a1e" style:font-name-asian="Roboto1" style:font-size-asian="16pt" style:font-weight-asian="bold" style:font-name-complex="Roboto1" style:font-size-complex="14pt" style:font-weight-complex="bold"/>
    </style:style>
    <style:style style:name="P3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77844d" style:font-name-asian="Roboto1" style:font-size-asian="16pt" style:font-weight-asian="bold" style:font-name-complex="Roboto1" style:font-size-complex="14pt" style:font-weight-complex="bold"/>
    </style:style>
    <style:style style:name="P3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dfe16" style:font-name-asian="Roboto1" style:font-size-asian="16pt" style:font-weight-asian="bold" style:font-name-complex="Roboto1" style:font-size-complex="14pt" style:font-weight-complex="bold"/>
    </style:style>
    <style:style style:name="P3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89285" style:font-name-asian="Roboto1" style:font-size-asian="16pt" style:font-weight-asian="bold" style:font-name-complex="Roboto1" style:font-size-complex="14pt" style:font-weight-complex="bold"/>
    </style:style>
    <style:style style:name="P3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1dfa7" style:font-name-asian="Roboto1" style:font-size-asian="16pt" style:font-weight-asian="bold" style:font-name-complex="Roboto1" style:font-size-complex="14pt" style:font-weight-complex="bold"/>
    </style:style>
    <style:style style:name="P3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59769a" style:font-name-asian="Roboto1" style:font-size-asian="16pt" style:font-weight-asian="bold" style:font-name-complex="Roboto1" style:font-size-complex="14pt" style:font-weight-complex="bold"/>
    </style:style>
    <style:style style:name="P3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54073e" style:font-name-asian="Roboto1" style:font-size-asian="16pt" style:font-weight-asian="bold" style:font-name-complex="Roboto1" style:font-size-complex="14pt" style:font-weight-complex="bold"/>
    </style:style>
    <style:style style:name="P3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e56ad" style:font-name-asian="Roboto1" style:font-size-asian="16pt" style:font-weight-asian="bold" style:font-name-complex="Roboto1" style:font-size-complex="14pt" style:font-weight-complex="bold"/>
    </style:style>
    <style:style style:name="P3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7d71f" style:font-name-asian="Roboto1" style:font-size-asian="16pt" style:font-weight-asian="bold" style:font-name-complex="Roboto1" style:font-size-complex="14pt" style:font-weight-complex="bold"/>
    </style:style>
    <style:style style:name="P3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2f0dc" style:font-name-asian="Roboto1" style:font-size-asian="16pt" style:font-weight-asian="bold" style:font-name-complex="Roboto1" style:font-size-complex="14pt" style:font-weight-complex="bold"/>
    </style:style>
    <style:style style:name="P3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3c2250" style:font-name-asian="Roboto1" style:font-size-asian="16pt" style:font-weight-asian="bold" style:font-name-complex="Roboto1" style:font-size-complex="14pt" style:font-weight-complex="bold"/>
    </style:style>
    <style:style style:name="P4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cb671d" style:font-name-asian="Roboto1" style:font-size-asian="16pt" style:font-weight-asian="bold" style:font-name-complex="Roboto1" style:font-size-complex="14pt" style:font-weight-complex="bold"/>
    </style:style>
    <style:style style:name="P4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d019c0" style:font-name-asian="Roboto1" style:font-size-asian="16pt" style:font-weight-asian="bold" style:font-name-complex="Roboto1" style:font-size-complex="14pt" style:font-weight-complex="bold"/>
    </style:style>
    <style:style style:name="P4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20712b" officeooo:paragraph-rsid="00329012" style:font-name-asian="Roboto1" style:font-size-asian="16pt" style:font-weight-asian="bold" style:font-name-complex="Roboto1" style:font-size-complex="14pt" style:font-weight-complex="bold"/>
    </style:style>
    <style:style style:name="P4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paragraph-rsid="00329012" style:font-name-asian="Roboto1" style:font-size-asian="16pt" style:font-weight-asian="bold" style:font-name-complex="Roboto1"/>
    </style:style>
    <style:style style:name="P4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officeooo:paragraph-rsid="0023f577"/>
    </style:style>
    <style:style style:name="P4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officeooo:paragraph-rsid="00150cd4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P47" style:family="paragraph" style:parent-style-name="List_20_Paragraph" style:list-style-name="">
      <style:paragraph-properties fo:margin-left="1.251cm" fo:margin-right="0cm" fo:margin-top="0.568cm" fo:margin-bottom="0cm" style:contextual-spacing="true" fo:text-indent="-0.635cm" style:auto-text-indent="false" fo:padding="0cm" fo:border="none" style:shadow="none"/>
      <style:text-properties fo:color="#000000" loext:opacity="100%" style:font-name="Roboto" fo:font-size="14pt" fo:language="en" fo:country="US" fo:font-weight="bold" style:font-name-asian="Roboto1" style:font-size-asian="14pt" style:font-weight-asian="bold" style:font-name-complex="Roboto1"/>
    </style:style>
    <style:style style:name="P48" style:family="paragraph" style:parent-style-name="List_20_Paragraph" style:list-style-name="">
      <style:paragraph-properties fo:margin-left="1.251cm" fo:margin-right="0cm" fo:margin-top="0cm" fo:margin-bottom="0cm" style:contextual-spacing="true" fo:text-indent="-0.635cm" style:auto-text-indent="false" fo:padding="0cm" fo:border="none" style:shadow="none"/>
      <style:text-properties style:font-name="Roboto" fo:font-size="14pt" fo:language="en" fo:country="US" fo:font-weight="bold" style:font-name-asian="Roboto1" style:font-size-asian="14pt" style:font-weight-asian="bold" style:font-name-complex="Roboto1"/>
    </style:style>
    <style:style style:name="P49" style:family="paragraph" style:parent-style-name="List_20_Paragraph" style:list-style-name="">
      <style:paragraph-properties fo:margin-left="1.251cm" fo:margin-right="0cm" fo:margin-top="0cm" fo:margin-bottom="0cm" style:contextual-spacing="true" fo:text-indent="-0.635cm" style:auto-text-indent="false" fo:padding="0cm" fo:border="none" style:shadow="none"/>
    </style:style>
    <style:style style:name="P50" style:family="paragraph" style:parent-style-name="List_20_Paragraph" style:list-style-name="">
      <style:paragraph-properties fo:margin-left="1.251cm" fo:margin-right="0cm" fo:margin-top="0cm" fo:margin-bottom="0.568cm" style:contextual-spacing="true" fo:text-indent="-0.635cm" style:auto-text-indent="false" fo:padding="0cm" fo:border="none" style:shadow="none"/>
      <style:text-properties fo:font-size="14pt" fo:language="en" fo:country="US" fo:font-weight="bold" style:font-size-asian="14pt" style:font-weight-asian="bold"/>
    </style:style>
    <style:style style:name="P51" style:family="paragraph" style:parent-style-name="List_20_Paragraph" style:list-style-name="WWNum10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52" style:family="paragraph" style:parent-style-name="List_20_Paragraph" style:list-style-name="WWNum21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53" style:family="paragraph" style:parent-style-name="List_20_Paragraph" style:list-style-name="WWNum28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54" style:family="paragraph" style:parent-style-name="List_20_Paragraph" style:list-style-name="WWNum42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55" style:family="paragraph" style:parent-style-name="List_20_Paragraph" style:list-style-name="WWNum10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56" style:family="paragraph" style:parent-style-name="List_20_Paragraph" style:list-style-name="WWNum21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57" style:family="paragraph" style:parent-style-name="List_20_Paragraph" style:list-style-name="WWNum28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58" style:family="paragraph" style:parent-style-name="List_20_Paragraph" style:list-style-name="WWNum42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59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2bbb0" officeooo:paragraph-rsid="00153235" style:font-size-asian="14pt" style:font-weight-asian="bold" style:font-size-complex="14pt" style:font-weight-complex="bold"/>
    </style:style>
    <style:style style:name="P60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2bbb0" officeooo:paragraph-rsid="001555ae" style:font-size-asian="14pt" style:font-weight-asian="bold" style:font-size-complex="14pt" style:font-weight-complex="bold"/>
    </style:style>
    <style:style style:name="P61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37c80" officeooo:paragraph-rsid="001555ae" style:font-size-asian="14pt" style:font-weight-asian="bold" style:font-size-complex="14pt" style:font-weight-complex="bold"/>
    </style:style>
    <style:style style:name="P62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43a46" officeooo:paragraph-rsid="001555ae" style:font-size-asian="14pt" style:font-weight-asian="bold" style:font-size-complex="14pt" style:font-weight-complex="bold"/>
    </style:style>
    <style:style style:name="P63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43a46" officeooo:paragraph-rsid="00156333" style:font-size-asian="14pt" style:font-weight-asian="bold" style:font-size-complex="14pt" style:font-weight-complex="bold"/>
    </style:style>
    <style:style style:name="P64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53708" officeooo:paragraph-rsid="0016358c" style:font-size-asian="14pt" style:font-weight-asian="bold" style:font-size-complex="14pt" style:font-weight-complex="bold"/>
    </style:style>
    <style:style style:name="P65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66242" officeooo:paragraph-rsid="00163b9c" style:font-size-asian="14pt" style:font-weight-asian="bold" style:font-size-complex="14pt" style:font-weight-complex="bold"/>
    </style:style>
    <style:style style:name="P66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66242" officeooo:paragraph-rsid="0016d4d2" style:font-size-asian="14pt" style:font-weight-asian="bold" style:font-size-complex="14pt" style:font-weight-complex="bold"/>
    </style:style>
    <style:style style:name="P67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8319c" officeooo:paragraph-rsid="0016d4d2" style:font-size-asian="14pt" style:font-weight-asian="bold" style:font-size-complex="14pt" style:font-weight-complex="bold"/>
    </style:style>
    <style:style style:name="P68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8319c" officeooo:paragraph-rsid="0017271c" style:font-size-asian="14pt" style:font-weight-asian="bold" style:font-size-complex="14pt" style:font-weight-complex="bold"/>
    </style:style>
    <style:style style:name="P69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c6538" officeooo:paragraph-rsid="001a01cf" style:font-size-asian="14pt" style:font-weight-asian="bold" style:font-size-complex="14pt" style:font-weight-complex="bold"/>
    </style:style>
    <style:style style:name="P70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d9e74" officeooo:paragraph-rsid="001bb6da" style:font-size-asian="14pt" style:font-weight-asian="bold" style:font-size-complex="14pt" style:font-weight-complex="bold"/>
    </style:style>
    <style:style style:name="P71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ea1c6" officeooo:paragraph-rsid="001fd2af" style:font-size-asian="14pt" style:font-weight-asian="bold" style:font-size-complex="14pt" style:font-weight-complex="bold"/>
    </style:style>
    <style:style style:name="P72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f0f75" officeooo:paragraph-rsid="002105a9" style:font-size-asian="14pt" style:font-weight-asian="bold" style:font-size-complex="14pt" style:font-weight-complex="bold"/>
    </style:style>
    <style:style style:name="P73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ff039" officeooo:paragraph-rsid="0022f0d1" style:font-size-asian="14pt" style:font-weight-asian="bold" style:font-size-complex="14pt" style:font-weight-complex="bold"/>
    </style:style>
    <style:style style:name="P74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20712b" officeooo:paragraph-rsid="00233620" style:font-size-asian="14pt" style:font-weight-asian="bold" style:font-size-complex="14pt" style:font-weight-complex="bold"/>
    </style:style>
    <style:style style:name="P75" style:family="paragraph" style:parent-style-name="List_20_Paragraph" style:list-style-name="L2">
      <style:paragraph-properties fo:margin-top="0cm" fo:margin-bottom="0cm" style:contextual-spacing="false"/>
      <style:text-properties fo:font-size="14pt" fo:language="en" fo:country="US" fo:font-weight="bold" officeooo:rsid="00221495" officeooo:paragraph-rsid="00256a73" style:font-size-asian="14pt" style:font-weight-asian="bold" style:font-size-complex="14pt"/>
    </style:style>
    <style:style style:name="P76" style:family="paragraph" style:parent-style-name="List_20_Paragraph" style:list-style-name="L2">
      <style:paragraph-properties fo:margin-top="0cm" fo:margin-bottom="0cm" style:contextual-spacing="false"/>
      <style:text-properties fo:font-size="14pt" fo:language="en" fo:country="US" fo:font-weight="bold" officeooo:rsid="00222d9b" officeooo:paragraph-rsid="00257143" style:font-size-asian="14pt" style:font-weight-asian="bold" style:font-size-complex="14pt"/>
    </style:style>
    <style:style style:name="P77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3f577" officeooo:paragraph-rsid="0023f577" style:font-name-asian="Roboto1" style:font-size-asian="16pt" style:font-weight-asian="bold" style:font-name-complex="Roboto1" style:font-size-complex="14pt" style:font-weight-complex="bold"/>
    </style:style>
    <style:style style:name="P78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8f3e" officeooo:paragraph-rsid="0028f3a8" style:font-name-asian="Roboto1" style:font-size-asian="14pt" style:font-weight-asian="bold" style:font-name-complex="Roboto1" style:font-size-complex="14pt" style:font-weight-complex="bold"/>
    </style:style>
    <style:style style:name="P79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8f3e" officeooo:paragraph-rsid="0029c199" style:font-name-asian="Roboto1" style:font-size-asian="14pt" style:font-weight-asian="bold" style:font-name-complex="Roboto1" style:font-size-complex="14pt" style:font-weight-complex="bold"/>
    </style:style>
    <style:style style:name="P80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e0e9" officeooo:paragraph-rsid="0029c199" style:font-name-asian="Roboto1" style:font-size-asian="14pt" style:font-weight-asian="bold" style:font-name-complex="Roboto1" style:font-size-complex="14pt" style:font-weight-complex="bold"/>
    </style:style>
    <style:style style:name="P81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7d75d" officeooo:paragraph-rsid="002a3f2f" style:font-name-asian="Roboto1" style:font-size-asian="14pt" style:font-weight-asian="bold" style:font-name-complex="Roboto1" style:font-size-complex="14pt" style:font-weight-complex="bold"/>
    </style:style>
    <style:style style:name="P82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7d75d" officeooo:paragraph-rsid="002b529e" style:font-name-asian="Roboto1" style:font-size-asian="14pt" style:font-weight-asian="bold" style:font-name-complex="Roboto1" style:font-size-complex="14pt" style:font-weight-complex="bold"/>
    </style:style>
    <style:style style:name="P83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9cbb8" officeooo:paragraph-rsid="002b529e" style:font-name-asian="Roboto1" style:font-size-asian="14pt" style:font-weight-asian="bold" style:font-name-complex="Roboto1" style:font-size-complex="14pt" style:font-weight-complex="bold"/>
    </style:style>
    <style:style style:name="P84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9de0e" officeooo:paragraph-rsid="002d2206" style:font-name-asian="Roboto1" style:font-size-asian="14pt" style:font-weight-asian="bold" style:font-name-complex="Roboto1" style:font-size-complex="14pt" style:font-weight-complex="bold"/>
    </style:style>
    <style:style style:name="P85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d1879" officeooo:paragraph-rsid="002eef11" style:font-name-asian="Roboto1" style:font-size-asian="14pt" style:font-weight-asian="bold" style:font-name-complex="Roboto1" style:font-size-complex="14pt" style:font-weight-complex="bold"/>
    </style:style>
    <style:style style:name="P86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ed024" officeooo:paragraph-rsid="0030171a" style:font-name-asian="Roboto1" style:font-size-asian="14pt" style:font-weight-asian="bold" style:font-name-complex="Roboto1" style:font-size-complex="14pt" style:font-weight-complex="bold"/>
    </style:style>
    <style:style style:name="P87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0a003" officeooo:paragraph-rsid="003032a2" style:font-name-asian="Roboto1" style:font-size-asian="14pt" style:font-weight-asian="bold" style:font-name-complex="Roboto1" style:font-size-complex="14pt" style:font-weight-complex="bold"/>
    </style:style>
    <style:style style:name="P88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47544" officeooo:paragraph-rsid="00347544" style:font-name-asian="Roboto1" style:font-size-asian="14pt" style:font-weight-asian="bold" style:font-name-complex="Roboto1" style:font-size-complex="14pt" style:font-weight-complex="bold"/>
    </style:style>
    <style:style style:name="P89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7d16b" officeooo:paragraph-rsid="0037d16b" style:font-name-asian="Roboto1" style:font-size-asian="14pt" style:font-weight-asian="bold" style:font-name-complex="Roboto1" style:font-size-complex="14pt" style:font-weight-complex="bold"/>
    </style:style>
    <style:style style:name="P90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99530" officeooo:paragraph-rsid="00399530" style:font-name-asian="Roboto1" style:font-size-asian="14pt" style:font-weight-asian="bold" style:font-name-complex="Roboto1" style:font-size-complex="14pt" style:font-weight-complex="bold"/>
    </style:style>
    <style:style style:name="P91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9563" officeooo:paragraph-rsid="003a9563" style:font-name-asian="Roboto1" style:font-size-asian="14pt" style:font-weight-asian="bold" style:font-name-complex="Roboto1" style:font-size-complex="14pt" style:font-weight-complex="bold"/>
    </style:style>
    <style:style style:name="P92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4299" officeooo:paragraph-rsid="003c2250" style:font-name-asian="Roboto1" style:font-size-asian="14pt" style:font-weight-asian="bold" style:font-name-complex="Roboto1" style:font-size-complex="14pt" style:font-weight-complex="bold"/>
    </style:style>
    <style:style style:name="P93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4299" officeooo:paragraph-rsid="003cfd8e" style:font-name-asian="Roboto1" style:font-size-asian="14pt" style:font-weight-asian="bold" style:font-name-complex="Roboto1" style:font-size-complex="14pt" style:font-weight-complex="bold"/>
    </style:style>
    <style:style style:name="P94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a186" officeooo:paragraph-rsid="003d179f" style:font-name-asian="Roboto1" style:font-size-asian="14pt" style:font-weight-asian="bold" style:font-name-complex="Roboto1" style:font-size-complex="14pt" style:font-weight-complex="bold"/>
    </style:style>
    <style:style style:name="P95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81a16" officeooo:paragraph-rsid="003d179f" style:font-name-asian="Roboto1" style:font-size-asian="14pt" style:font-weight-asian="bold" style:font-name-complex="Roboto1" style:font-size-complex="14pt" style:font-weight-complex="bold"/>
    </style:style>
    <style:style style:name="P96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81a16" officeooo:paragraph-rsid="003ee236" style:font-name-asian="Roboto1" style:font-size-asian="14pt" style:font-weight-asian="bold" style:font-name-complex="Roboto1" style:font-size-complex="14pt" style:font-weight-complex="bold"/>
    </style:style>
    <style:style style:name="P97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56a5" officeooo:paragraph-rsid="003fbe8a" style:font-name-asian="Roboto1" style:font-size-asian="14pt" style:font-weight-asian="bold" style:font-name-complex="Roboto1" style:font-size-complex="14pt" style:font-weight-complex="bold"/>
    </style:style>
    <style:style style:name="P98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3dc0" officeooo:paragraph-rsid="00406fe2" style:font-name-asian="Roboto1" style:font-size-asian="14pt" style:font-weight-asian="bold" style:font-name-complex="Roboto1" style:font-size-complex="14pt" style:font-weight-complex="bold"/>
    </style:style>
    <style:style style:name="P99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52ac" officeooo:paragraph-rsid="0042f0dc" style:font-name-asian="Roboto1" style:font-size-asian="14pt" style:font-weight-asian="bold" style:font-name-complex="Roboto1" style:font-size-complex="14pt" style:font-weight-complex="bold"/>
    </style:style>
    <style:style style:name="P100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9295" officeooo:paragraph-rsid="0044e906" style:font-name-asian="Roboto1" style:font-size-asian="14pt" style:font-weight-asian="bold" style:font-name-complex="Roboto1" style:font-size-complex="14pt" style:font-weight-complex="bold"/>
    </style:style>
    <style:style style:name="P101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e8d93" officeooo:paragraph-rsid="00451c5b" style:font-name-asian="Roboto1" style:font-size-asian="14pt" style:font-weight-asian="bold" style:font-name-complex="Roboto1" style:font-size-complex="14pt" style:font-weight-complex="bold"/>
    </style:style>
    <style:style style:name="P102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e9338" officeooo:paragraph-rsid="00467cb1" style:font-name-asian="Roboto1" style:font-size-asian="14pt" style:font-weight-asian="bold" style:font-name-complex="Roboto1" style:font-size-complex="14pt" style:font-weight-complex="bold"/>
    </style:style>
    <style:style style:name="P103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12995" officeooo:paragraph-rsid="0047d71f" style:font-name-asian="Roboto1" style:font-size-asian="14pt" style:font-weight-asian="bold" style:font-name-complex="Roboto1" style:font-size-complex="14pt" style:font-weight-complex="bold"/>
    </style:style>
    <style:style style:name="P104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12995" officeooo:paragraph-rsid="004962a4" style:font-name-asian="Roboto1" style:font-size-asian="14pt" style:font-weight-asian="bold" style:font-name-complex="Roboto1" style:font-size-complex="14pt" style:font-weight-complex="bold"/>
    </style:style>
    <style:style style:name="P105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2147c" officeooo:paragraph-rsid="004962a4" style:font-name-asian="Roboto1" style:font-size-asian="14pt" style:font-weight-asian="bold" style:font-name-complex="Roboto1" style:font-size-complex="14pt" style:font-weight-complex="bold"/>
    </style:style>
    <style:style style:name="P106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29d83" officeooo:paragraph-rsid="004a1fc3" style:font-name-asian="Roboto1" style:font-size-asian="14pt" style:font-weight-asian="bold" style:font-name-complex="Roboto1" style:font-size-complex="14pt" style:font-weight-complex="bold"/>
    </style:style>
    <style:style style:name="P107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34f6a" officeooo:paragraph-rsid="004a9bef" style:font-name-asian="Roboto1" style:font-size-asian="14pt" style:font-weight-asian="bold" style:font-name-complex="Roboto1" style:font-size-complex="14pt" style:font-weight-complex="bold"/>
    </style:style>
    <style:style style:name="P108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66772" officeooo:paragraph-rsid="004abdc7" style:font-name-asian="Roboto1" style:font-size-asian="14pt" style:font-weight-asian="bold" style:font-name-complex="Roboto1" style:font-size-complex="14pt" style:font-weight-complex="bold"/>
    </style:style>
    <style:style style:name="P109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793b5" officeooo:paragraph-rsid="004be097" style:font-name-asian="Roboto1" style:font-size-asian="14pt" style:font-weight-asian="bold" style:font-name-complex="Roboto1" style:font-size-complex="14pt" style:font-weight-complex="bold"/>
    </style:style>
    <style:style style:name="P110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9336c" officeooo:paragraph-rsid="004ce06f" style:font-name-asian="Roboto1" style:font-size-asian="14pt" style:font-weight-asian="bold" style:font-name-complex="Roboto1" style:font-size-complex="14pt" style:font-weight-complex="bold"/>
    </style:style>
    <style:style style:name="P111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a0495" officeooo:paragraph-rsid="004db266" style:font-name-asian="Roboto1" style:font-size-asian="14pt" style:font-weight-asian="bold" style:font-name-complex="Roboto1" style:font-size-complex="14pt" style:font-weight-complex="bold"/>
    </style:style>
    <style:style style:name="P112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b3d06" officeooo:paragraph-rsid="004f392e" style:font-name-asian="Roboto1" style:font-size-asian="14pt" style:font-weight-asian="bold" style:font-name-complex="Roboto1" style:font-size-complex="14pt" style:font-weight-complex="bold"/>
    </style:style>
    <style:style style:name="P113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cd89d" officeooo:paragraph-rsid="004f392e" style:font-name-asian="Roboto1" style:font-size-asian="14pt" style:font-weight-asian="bold" style:font-name-complex="Roboto1" style:font-size-complex="14pt" style:font-weight-complex="bold"/>
    </style:style>
    <style:style style:name="P114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cd89d" officeooo:paragraph-rsid="0050cbb0" style:font-name-asian="Roboto1" style:font-size-asian="14pt" style:font-weight-asian="bold" style:font-name-complex="Roboto1" style:font-size-complex="14pt" style:font-weight-complex="bold"/>
    </style:style>
    <style:style style:name="P115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e56d7" officeooo:paragraph-rsid="0050cbb0" style:font-name-asian="Roboto1" style:font-size-asian="14pt" style:font-weight-asian="bold" style:font-name-complex="Roboto1" style:font-size-complex="14pt" style:font-weight-complex="bold"/>
    </style:style>
    <style:style style:name="P116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1ed7c" officeooo:paragraph-rsid="0051b8a4" style:font-name-asian="Roboto1" style:font-size-asian="14pt" style:font-weight-asian="bold" style:font-name-complex="Roboto1" style:font-size-complex="14pt" style:font-weight-complex="bold"/>
    </style:style>
    <style:style style:name="P117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4feb4" officeooo:paragraph-rsid="0054073e" style:font-name-asian="Roboto1" style:font-size-asian="14pt" style:font-weight-asian="bold" style:font-name-complex="Roboto1" style:font-size-complex="14pt" style:font-weight-complex="bold"/>
    </style:style>
    <style:style style:name="P118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4feb4" officeooo:paragraph-rsid="005457e7" style:font-name-asian="Roboto1" style:font-size-asian="14pt" style:font-weight-asian="bold" style:font-name-complex="Roboto1" style:font-size-complex="14pt" style:font-weight-complex="bold"/>
    </style:style>
    <style:style style:name="P119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59f47" officeooo:paragraph-rsid="005457e7" style:font-name-asian="Roboto1" style:font-size-asian="14pt" style:font-weight-asian="bold" style:font-name-complex="Roboto1" style:font-size-complex="14pt" style:font-weight-complex="bold"/>
    </style:style>
    <style:style style:name="P120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6a864" officeooo:paragraph-rsid="0055837a" style:font-name-asian="Roboto1" style:font-size-asian="14pt" style:font-weight-asian="bold" style:font-name-complex="Roboto1" style:font-size-complex="14pt" style:font-weight-complex="bold"/>
    </style:style>
    <style:style style:name="P121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6c0af" officeooo:paragraph-rsid="00567894" style:font-name-asian="Roboto1" style:font-size-asian="14pt" style:font-weight-asian="bold" style:font-name-complex="Roboto1" style:font-size-complex="14pt" style:font-weight-complex="bold"/>
    </style:style>
    <style:style style:name="P122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96918" officeooo:paragraph-rsid="005b1342" style:font-name-asian="Roboto1" style:font-size-asian="14pt" style:font-weight-asian="bold" style:font-name-complex="Roboto1" style:font-size-complex="14pt" style:font-weight-complex="bold"/>
    </style:style>
    <style:style style:name="P123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06ac" officeooo:paragraph-rsid="005c4688" style:font-name-asian="Roboto1" style:font-size-asian="14pt" style:font-weight-asian="bold" style:font-name-complex="Roboto1" style:font-size-complex="14pt" style:font-weight-complex="bold"/>
    </style:style>
    <style:style style:name="P124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6ec2" officeooo:paragraph-rsid="005d1098" style:font-name-asian="Roboto1" style:font-size-asian="14pt" style:font-weight-asian="bold" style:font-name-complex="Roboto1" style:font-size-complex="14pt" style:font-weight-complex="bold"/>
    </style:style>
    <style:style style:name="P125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b155" officeooo:paragraph-rsid="005e0a85" style:font-name-asian="Roboto1" style:font-size-asian="14pt" style:font-weight-asian="bold" style:font-name-complex="Roboto1" style:font-size-complex="14pt" style:font-weight-complex="bold"/>
    </style:style>
    <style:style style:name="P126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b155" officeooo:paragraph-rsid="005fb611" style:font-name-asian="Roboto1" style:font-size-asian="14pt" style:font-weight-asian="bold" style:font-name-complex="Roboto1" style:font-size-complex="14pt" style:font-weight-complex="bold"/>
    </style:style>
    <style:style style:name="P127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dc85d" officeooo:paragraph-rsid="0061dfa7" style:font-name-asian="Roboto1" style:font-size-asian="14pt" style:font-weight-asian="bold" style:font-name-complex="Roboto1" style:font-size-complex="14pt" style:font-weight-complex="bold"/>
    </style:style>
    <style:style style:name="P128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dc85d" officeooo:paragraph-rsid="00638828" style:font-name-asian="Roboto1" style:font-size-asian="14pt" style:font-weight-asian="bold" style:font-name-complex="Roboto1" style:font-size-complex="14pt" style:font-weight-complex="bold"/>
    </style:style>
    <style:style style:name="P129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a961" officeooo:paragraph-rsid="00638828" style:font-name-asian="Roboto1" style:font-size-asian="14pt" style:font-weight-asian="bold" style:font-name-complex="Roboto1" style:font-size-complex="14pt" style:font-weight-complex="bold"/>
    </style:style>
    <style:style style:name="P130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e7d4" officeooo:paragraph-rsid="00649462" style:font-name-asian="Roboto1" style:font-size-asian="14pt" style:font-weight-asian="bold" style:font-name-complex="Roboto1" style:font-size-complex="14pt" style:font-weight-complex="bold"/>
    </style:style>
    <style:style style:name="P131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e7d4" officeooo:paragraph-rsid="00658f1a" style:font-name-asian="Roboto1" style:font-size-asian="14pt" style:font-weight-asian="bold" style:font-name-complex="Roboto1" style:font-size-complex="14pt" style:font-weight-complex="bold"/>
    </style:style>
    <style:style style:name="P132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f633f" officeooo:paragraph-rsid="00658f1a" style:font-name-asian="Roboto1" style:font-size-asian="14pt" style:font-weight-asian="bold" style:font-name-complex="Roboto1" style:font-size-complex="14pt" style:font-weight-complex="bold"/>
    </style:style>
    <style:style style:name="P133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1698e" officeooo:paragraph-rsid="00689285" style:font-name-asian="Roboto1" style:font-size-asian="14pt" style:font-weight-asian="bold" style:font-name-complex="Roboto1" style:font-size-complex="14pt" style:font-weight-complex="bold"/>
    </style:style>
    <style:style style:name="P134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2ace9" officeooo:paragraph-rsid="0068963a" style:font-name-asian="Roboto1" style:font-size-asian="14pt" style:font-weight-asian="bold" style:font-name-complex="Roboto1" style:font-size-complex="14pt" style:font-weight-complex="bold"/>
    </style:style>
    <style:style style:name="P135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2f265" officeooo:paragraph-rsid="00691e1d" style:font-name-asian="Roboto1" style:font-size-asian="14pt" style:font-weight-asian="bold" style:font-name-complex="Roboto1" style:font-size-complex="14pt" style:font-weight-complex="bold"/>
    </style:style>
    <style:style style:name="P136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3c25c" officeooo:paragraph-rsid="006a2dc6" style:font-name-asian="Roboto1" style:font-size-asian="14pt" style:font-weight-asian="bold" style:font-name-complex="Roboto1" style:font-size-complex="14pt" style:font-weight-complex="bold"/>
    </style:style>
    <style:style style:name="P137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3c25c" officeooo:paragraph-rsid="006ac6ca" style:font-name-asian="Roboto1" style:font-size-asian="14pt" style:font-weight-asian="bold" style:font-name-complex="Roboto1" style:font-size-complex="14pt" style:font-weight-complex="bold"/>
    </style:style>
    <style:style style:name="P138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54a86" officeooo:paragraph-rsid="006ac6ca" style:font-name-asian="Roboto1" style:font-size-asian="14pt" style:font-weight-asian="bold" style:font-name-complex="Roboto1" style:font-size-complex="14pt" style:font-weight-complex="bold"/>
    </style:style>
    <style:style style:name="P139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6a26f" officeooo:paragraph-rsid="006e2e15" style:font-name-asian="Roboto1" style:font-size-asian="14pt" style:font-weight-asian="bold" style:font-name-complex="Roboto1" style:font-size-complex="14pt" style:font-weight-complex="bold"/>
    </style:style>
    <style:style style:name="P140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778de" officeooo:paragraph-rsid="006ec772" style:font-name-asian="Roboto1" style:font-size-asian="14pt" style:font-weight-asian="bold" style:font-name-complex="Roboto1" style:font-size-complex="14pt" style:font-weight-complex="bold"/>
    </style:style>
    <style:style style:name="P141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8f340" officeooo:paragraph-rsid="0070705c" style:font-name-asian="Roboto1" style:font-size-asian="14pt" style:font-weight-asian="bold" style:font-name-complex="Roboto1" style:font-size-complex="14pt" style:font-weight-complex="bold"/>
    </style:style>
    <style:style style:name="P142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a00d6" officeooo:paragraph-rsid="007249df" style:font-name-asian="Roboto1" style:font-size-asian="14pt" style:font-weight-asian="bold" style:font-name-complex="Roboto1" style:font-size-complex="14pt" style:font-weight-complex="bold"/>
    </style:style>
    <style:style style:name="P143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ae29d" officeooo:paragraph-rsid="007249df" style:font-name-asian="Roboto1" style:font-size-asian="14pt" style:font-weight-asian="bold" style:font-name-complex="Roboto1" style:font-size-complex="14pt" style:font-weight-complex="bold"/>
    </style:style>
    <style:style style:name="P144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c8f8e" officeooo:paragraph-rsid="00738484" style:font-name-asian="Roboto1" style:font-size-asian="14pt" style:font-weight-asian="bold" style:font-name-complex="Roboto1" style:font-size-complex="14pt" style:font-weight-complex="bold"/>
    </style:style>
    <style:style style:name="P145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d5abe" officeooo:paragraph-rsid="0075d42b" style:font-name-asian="Roboto1" style:font-size-asian="14pt" style:font-weight-asian="bold" style:font-name-complex="Roboto1" style:font-size-complex="14pt" style:font-weight-complex="bold"/>
    </style:style>
    <style:style style:name="P146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d5abe" officeooo:paragraph-rsid="007627cb" style:font-name-asian="Roboto1" style:font-size-asian="14pt" style:font-weight-asian="bold" style:font-name-complex="Roboto1" style:font-size-complex="14pt" style:font-weight-complex="bold"/>
    </style:style>
    <style:style style:name="P147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e3562" officeooo:paragraph-rsid="0077844d" style:font-name-asian="Roboto1" style:font-size-asian="14pt" style:font-weight-asian="bold" style:font-name-complex="Roboto1" style:font-size-complex="14pt" style:font-weight-complex="bold"/>
    </style:style>
    <style:style style:name="P148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f0ef7" officeooo:paragraph-rsid="0077844d" style:font-name-asian="Roboto1" style:font-size-asian="14pt" style:font-weight-asian="bold" style:font-name-complex="Roboto1" style:font-size-complex="14pt" style:font-weight-complex="bold"/>
    </style:style>
    <style:style style:name="P149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f0ef7" officeooo:paragraph-rsid="007927f8" style:font-name-asian="Roboto1" style:font-size-asian="14pt" style:font-weight-asian="bold" style:font-name-complex="Roboto1" style:font-size-complex="14pt" style:font-weight-complex="bold"/>
    </style:style>
    <style:style style:name="P150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30611" officeooo:paragraph-rsid="007b27dd" style:font-name-asian="Roboto1" style:font-size-asian="14pt" style:font-weight-asian="bold" style:font-name-complex="Roboto1" style:font-size-complex="14pt" style:font-weight-complex="bold"/>
    </style:style>
    <style:style style:name="P151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696ca" officeooo:paragraph-rsid="00819d21" style:font-name-asian="Roboto1" style:font-size-asian="14pt" style:font-weight-asian="bold" style:font-name-complex="Roboto1" style:font-size-complex="14pt" style:font-weight-complex="bold"/>
    </style:style>
    <style:style style:name="P152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6cab2" officeooo:paragraph-rsid="0081bce0" style:font-name-asian="Roboto1" style:font-size-asian="14pt" style:font-weight-asian="bold" style:font-name-complex="Roboto1" style:font-size-complex="14pt" style:font-weight-complex="bold"/>
    </style:style>
    <style:style style:name="P153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88e52" officeooo:paragraph-rsid="00835931" style:font-name-asian="Roboto1" style:font-size-asian="14pt" style:font-weight-asian="bold" style:font-name-complex="Roboto1" style:font-size-complex="14pt" style:font-weight-complex="bold"/>
    </style:style>
    <style:style style:name="P154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88e52" officeooo:paragraph-rsid="00840731" style:font-name-asian="Roboto1" style:font-size-asian="14pt" style:font-weight-asian="bold" style:font-name-complex="Roboto1" style:font-size-complex="14pt" style:font-weight-complex="bold"/>
    </style:style>
    <style:style style:name="P155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b94a1" officeooo:paragraph-rsid="0088be59" style:font-name-asian="Roboto1" style:font-size-asian="14pt" style:font-weight-asian="bold" style:font-name-complex="Roboto1" style:font-size-complex="14pt" style:font-weight-complex="bold"/>
    </style:style>
    <style:style style:name="P156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d2dc5" officeooo:paragraph-rsid="0088be59" style:font-name-asian="Roboto1" style:font-size-asian="14pt" style:font-weight-asian="bold" style:font-name-complex="Roboto1" style:font-size-complex="14pt" style:font-weight-complex="bold"/>
    </style:style>
    <style:style style:name="P157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ee5b2" officeooo:paragraph-rsid="0089b074" style:font-name-asian="Roboto1" style:font-size-asian="14pt" style:font-weight-asian="bold" style:font-name-complex="Roboto1" style:font-size-complex="14pt" style:font-weight-complex="bold"/>
    </style:style>
    <style:style style:name="P158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ee5b2" officeooo:paragraph-rsid="008a9548" style:font-name-asian="Roboto1" style:font-size-asian="14pt" style:font-weight-asian="bold" style:font-name-complex="Roboto1" style:font-size-complex="14pt" style:font-weight-complex="bold"/>
    </style:style>
    <style:style style:name="P159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0c338" officeooo:paragraph-rsid="008a9548" style:font-name-asian="Roboto1" style:font-size-asian="14pt" style:font-weight-asian="bold" style:font-name-complex="Roboto1" style:font-size-complex="14pt" style:font-weight-complex="bold"/>
    </style:style>
    <style:style style:name="P160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1cd31" officeooo:paragraph-rsid="008c5a38" style:font-name-asian="Roboto1" style:font-size-asian="14pt" style:font-weight-asian="bold" style:font-name-complex="Roboto1" style:font-size-complex="14pt" style:font-weight-complex="bold"/>
    </style:style>
    <style:style style:name="P161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2dfb0" officeooo:paragraph-rsid="008d1055" style:font-name-asian="Roboto1" style:font-size-asian="14pt" style:font-weight-asian="bold" style:font-name-complex="Roboto1" style:font-size-complex="14pt" style:font-weight-complex="bold"/>
    </style:style>
    <style:style style:name="P162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37629" officeooo:paragraph-rsid="008de9de" style:font-name-asian="Roboto1" style:font-size-asian="14pt" style:font-weight-asian="bold" style:font-name-complex="Roboto1" style:font-size-complex="14pt" style:font-weight-complex="bold"/>
    </style:style>
    <style:style style:name="P163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9c002" officeooo:paragraph-rsid="00926bf0" style:font-name-asian="Roboto1" style:font-size-asian="14pt" style:font-weight-asian="bold" style:font-name-complex="Roboto1" style:font-size-complex="14pt" style:font-weight-complex="bold"/>
    </style:style>
    <style:style style:name="P164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af5d8" officeooo:paragraph-rsid="0093a109" style:font-name-asian="Roboto1" style:font-size-asian="14pt" style:font-weight-asian="bold" style:font-name-complex="Roboto1" style:font-size-complex="14pt" style:font-weight-complex="bold"/>
    </style:style>
    <style:style style:name="P165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b43e9" officeooo:paragraph-rsid="0093a109" style:font-name-asian="Roboto1" style:font-size-asian="14pt" style:font-weight-asian="bold" style:font-name-complex="Roboto1" style:font-size-complex="14pt" style:font-weight-complex="bold"/>
    </style:style>
    <style:style style:name="P166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b43e9" officeooo:paragraph-rsid="00952200" style:font-name-asian="Roboto1" style:font-size-asian="14pt" style:font-weight-asian="bold" style:font-name-complex="Roboto1" style:font-size-complex="14pt" style:font-weight-complex="bold"/>
    </style:style>
    <style:style style:name="P167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73b9" officeooo:paragraph-rsid="009895c4" style:font-name-asian="Roboto1" style:font-size-asian="14pt" style:font-weight-asian="bold" style:font-name-complex="Roboto1" style:font-size-complex="14pt" style:font-weight-complex="bold"/>
    </style:style>
    <style:style style:name="P168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82c1" officeooo:paragraph-rsid="009a13b0" style:font-name-asian="Roboto1" style:font-size-asian="14pt" style:font-weight-asian="bold" style:font-name-complex="Roboto1" style:font-size-complex="14pt" style:font-weight-complex="bold"/>
    </style:style>
    <style:style style:name="P169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82c1" officeooo:paragraph-rsid="009a77f6" style:font-name-asian="Roboto1" style:font-size-asian="14pt" style:font-weight-asian="bold" style:font-name-complex="Roboto1" style:font-size-complex="14pt" style:font-weight-complex="bold"/>
    </style:style>
    <style:style style:name="P170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dd4e" officeooo:paragraph-rsid="009a77f6" style:font-name-asian="Roboto1" style:font-size-asian="14pt" style:font-weight-asian="bold" style:font-name-complex="Roboto1" style:font-size-complex="14pt" style:font-weight-complex="bold"/>
    </style:style>
    <style:style style:name="P171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31861" officeooo:paragraph-rsid="009c4f27" style:font-name-asian="Roboto1" style:font-size-asian="14pt" style:font-weight-asian="bold" style:font-name-complex="Roboto1" style:font-size-complex="14pt" style:font-weight-complex="bold"/>
    </style:style>
    <style:style style:name="P172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4891d" officeooo:paragraph-rsid="009ce699" style:font-name-asian="Roboto1" style:font-size-asian="14pt" style:font-weight-asian="bold" style:font-name-complex="Roboto1" style:font-size-complex="14pt" style:font-weight-complex="bold"/>
    </style:style>
    <style:style style:name="P173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810a7" officeooo:paragraph-rsid="00a0b935" style:font-name-asian="Roboto1" style:font-size-asian="14pt" style:font-weight-asian="bold" style:font-name-complex="Roboto1" style:font-size-complex="14pt" style:font-weight-complex="bold"/>
    </style:style>
    <style:style style:name="P174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a98bf" officeooo:paragraph-rsid="00a1b2fc" style:font-name-asian="Roboto1" style:font-size-asian="14pt" style:font-weight-asian="bold" style:font-name-complex="Roboto1" style:font-size-complex="14pt" style:font-weight-complex="bold"/>
    </style:style>
    <style:style style:name="P175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a98bf" officeooo:paragraph-rsid="00a23787" style:font-name-asian="Roboto1" style:font-size-asian="14pt" style:font-weight-asian="bold" style:font-name-complex="Roboto1" style:font-size-complex="14pt" style:font-weight-complex="bold"/>
    </style:style>
    <style:style style:name="P176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b82a9" officeooo:paragraph-rsid="00a23787" style:font-name-asian="Roboto1" style:font-size-asian="14pt" style:font-weight-asian="bold" style:font-name-complex="Roboto1" style:font-size-complex="14pt" style:font-weight-complex="bold"/>
    </style:style>
    <style:style style:name="P177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dc898" officeooo:paragraph-rsid="00a70a99" style:font-name-asian="Roboto1" style:font-size-asian="14pt" style:font-weight-asian="bold" style:font-name-complex="Roboto1" style:font-size-complex="14pt" style:font-weight-complex="bold"/>
    </style:style>
    <style:style style:name="P178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f38d1" officeooo:paragraph-rsid="00a71aa9" style:font-name-asian="Roboto1" style:font-size-asian="14pt" style:font-weight-asian="bold" style:font-name-complex="Roboto1" style:font-size-complex="14pt" style:font-weight-complex="bold"/>
    </style:style>
    <style:style style:name="P179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0ab3e" officeooo:paragraph-rsid="00a832ff" style:font-name-asian="Roboto1" style:font-size-asian="14pt" style:font-weight-asian="bold" style:font-name-complex="Roboto1" style:font-size-complex="14pt" style:font-weight-complex="bold"/>
    </style:style>
    <style:style style:name="P180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5269" officeooo:paragraph-rsid="00a9d155" style:font-name-asian="Roboto1" style:font-size-asian="14pt" style:font-weight-asian="bold" style:font-name-complex="Roboto1" style:font-size-complex="14pt" style:font-weight-complex="bold"/>
    </style:style>
    <style:style style:name="P181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7d0b" officeooo:paragraph-rsid="00aac312" style:font-name-asian="Roboto1" style:font-size-asian="14pt" style:font-weight-asian="bold" style:font-name-complex="Roboto1" style:font-size-complex="14pt" style:font-weight-complex="bold"/>
    </style:style>
    <style:style style:name="P182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7d0b" officeooo:paragraph-rsid="00ab01a5" style:font-name-asian="Roboto1" style:font-size-asian="14pt" style:font-weight-asian="bold" style:font-name-complex="Roboto1" style:font-size-complex="14pt" style:font-weight-complex="bold"/>
    </style:style>
    <style:style style:name="P183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ac1a" officeooo:paragraph-rsid="00ab01a5" style:font-name-asian="Roboto1" style:font-size-asian="14pt" style:font-weight-asian="bold" style:font-name-complex="Roboto1" style:font-size-complex="14pt" style:font-weight-complex="bold"/>
    </style:style>
    <style:style style:name="P184" style:family="paragraph" style:parent-style-name="List_20_Paragraph" style:list-style-name="L1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bc04" officeooo:paragraph-rsid="00ad6a83" style:font-name-asian="Roboto1" style:font-size-asian="14pt" style:font-weight-asian="bold" style:font-name-complex="Roboto1" style:font-size-complex="14pt" style:font-weight-complex="bold"/>
    </style:style>
    <style:style style:name="P185" style:family="paragraph" style:parent-style-name="List_20_Paragraph" style:list-style-name="L1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32fa8" officeooo:paragraph-rsid="00af4e6a" style:font-name-asian="Roboto1" style:font-size-asian="14pt" style:font-weight-asian="bold" style:font-name-complex="Roboto1" style:font-size-complex="14pt" style:font-weight-complex="bold"/>
    </style:style>
    <style:style style:name="P186" style:family="paragraph" style:parent-style-name="List_20_Paragraph" style:list-style-name="L1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4ae0c" officeooo:paragraph-rsid="00b1362e" style:font-name-asian="Roboto1" style:font-size-asian="14pt" style:font-weight-asian="bold" style:font-name-complex="Roboto1" style:font-size-complex="14pt" style:font-weight-complex="bold"/>
    </style:style>
    <style:style style:name="P187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6205d" officeooo:paragraph-rsid="00b5bf83" style:font-name-asian="Roboto1" style:font-size-asian="14pt" style:font-weight-asian="bold" style:font-name-complex="Roboto1" style:font-size-complex="14pt" style:font-weight-complex="bold"/>
    </style:style>
    <style:style style:name="P188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651e9" officeooo:paragraph-rsid="00b69d98" style:font-name-asian="Roboto1" style:font-size-asian="14pt" style:font-weight-asian="bold" style:font-name-complex="Roboto1" style:font-size-complex="14pt" style:font-weight-complex="bold"/>
    </style:style>
    <style:style style:name="P189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6ac41" officeooo:paragraph-rsid="00b744b9" style:font-name-asian="Roboto1" style:font-size-asian="14pt" style:font-weight-asian="bold" style:font-name-complex="Roboto1" style:font-size-complex="14pt" style:font-weight-complex="bold"/>
    </style:style>
    <style:style style:name="P190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84363" officeooo:paragraph-rsid="00b8896c" style:font-name-asian="Roboto1" style:font-size-asian="14pt" style:font-weight-asian="bold" style:font-name-complex="Roboto1" style:font-size-complex="14pt" style:font-weight-complex="bold"/>
    </style:style>
    <style:style style:name="P191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97d3d" officeooo:paragraph-rsid="00ba335f" style:font-name-asian="Roboto1" style:font-size-asian="14pt" style:font-weight-asian="bold" style:font-name-complex="Roboto1" style:font-size-complex="14pt" style:font-weight-complex="bold"/>
    </style:style>
    <style:style style:name="P192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97d3d" officeooo:paragraph-rsid="00ba66c2" style:font-name-asian="Roboto1" style:font-size-asian="14pt" style:font-weight-asian="bold" style:font-name-complex="Roboto1" style:font-size-complex="14pt" style:font-weight-complex="bold"/>
    </style:style>
    <style:style style:name="P193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ad01f" officeooo:paragraph-rsid="00bbd26a" style:font-name-asian="Roboto1" style:font-size-asian="14pt" style:font-weight-asian="bold" style:font-name-complex="Roboto1" style:font-size-complex="14pt" style:font-weight-complex="bold"/>
    </style:style>
    <style:style style:name="P194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ad01f" officeooo:paragraph-rsid="00bf1d0d" style:font-name-asian="Roboto1" style:font-size-asian="14pt" style:font-weight-asian="bold" style:font-name-complex="Roboto1" style:font-size-complex="14pt" style:font-weight-complex="bold"/>
    </style:style>
    <style:style style:name="P195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c95cd" officeooo:paragraph-rsid="00be6cd3" style:font-name-asian="Roboto1" style:font-size-asian="14pt" style:font-weight-asian="bold" style:font-name-complex="Roboto1" style:font-size-complex="14pt" style:font-weight-complex="bold"/>
    </style:style>
    <style:style style:name="P196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bf1d0d" officeooo:paragraph-rsid="00bf1d0d" style:font-name-asian="Roboto1" style:font-size-asian="14pt" style:font-weight-asian="bold" style:font-name-complex="Roboto1" style:font-size-complex="14pt" style:font-weight-complex="bold"/>
    </style:style>
    <style:style style:name="P197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c02107" officeooo:paragraph-rsid="00c02107" style:font-name-asian="Roboto1" style:font-size-asian="14pt" style:font-weight-asian="bold" style:font-name-complex="Roboto1" style:font-size-complex="14pt" style:font-weight-complex="bold"/>
    </style:style>
    <style:style style:name="P198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c0684e" officeooo:paragraph-rsid="00c0684e" style:font-name-asian="Roboto1" style:font-size-asian="14pt" style:font-weight-asian="bold" style:font-name-complex="Roboto1" style:font-size-complex="14pt" style:font-weight-complex="bold"/>
    </style:style>
    <style:style style:name="P199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c1e431" officeooo:paragraph-rsid="00c1e431" style:font-name-asian="Roboto1" style:font-size-asian="14pt" style:font-weight-asian="bold" style:font-name-complex="Roboto1" style:font-size-complex="14pt" style:font-weight-complex="bold"/>
    </style:style>
    <style:style style:name="P200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0c2b3" officeooo:paragraph-rsid="00347544" style:font-name-asian="Roboto1" style:font-size-asian="14pt" style:font-weight-asian="bold" style:font-name-complex="Roboto1"/>
    </style:style>
    <style:style style:name="P201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102d5" officeooo:paragraph-rsid="0035ea09" style:font-name-asian="Roboto1" style:font-size-asian="14pt" style:font-weight-asian="bold" style:font-name-complex="Roboto1"/>
    </style:style>
    <style:style style:name="P202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2b2e2" officeooo:paragraph-rsid="0037d16b" style:font-name-asian="Roboto1" style:font-size-asian="14pt" style:font-weight-asian="bold" style:font-name-complex="Roboto1"/>
    </style:style>
    <style:style style:name="P203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6074" officeooo:paragraph-rsid="0038749b" style:font-name-asian="Roboto1" style:font-size-asian="14pt" style:font-weight-asian="bold" style:font-name-complex="Roboto1"/>
    </style:style>
    <style:style style:name="P204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6074" officeooo:paragraph-rsid="00399530" style:font-name-asian="Roboto1" style:font-size-asian="14pt" style:font-weight-asian="bold" style:font-name-complex="Roboto1"/>
    </style:style>
    <style:style style:name="P205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fd4f" officeooo:paragraph-rsid="00399530" style:font-name-asian="Roboto1" style:font-size-asian="14pt" style:font-weight-asian="bold" style:font-name-complex="Roboto1"/>
    </style:style>
    <style:style style:name="P206" style:family="paragraph" style:parent-style-name="List_20_Paragraph" style:list-style-name="WWNum10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207" style:family="paragraph" style:parent-style-name="List_20_Paragraph" style:list-style-name="WWNum21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208" style:family="paragraph" style:parent-style-name="List_20_Paragraph" style:list-style-name="WWNum28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209" style:family="paragraph" style:parent-style-name="List_20_Paragraph" style:list-style-name="WWNum42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210" style:family="paragraph" style:parent-style-name="List_20_Paragraph" style:list-style-name="L16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8b43e9" officeooo:paragraph-rsid="0093a109" style:font-name-asian="Roboto1" style:font-size-asian="14pt" style:font-weight-asian="bold" style:font-name-complex="Roboto1" style:font-size-complex="14pt" style:font-weight-complex="bold"/>
    </style:style>
    <style:style style:name="P211" style:family="paragraph" style:parent-style-name="Standard" style:list-style-name="">
      <style:paragraph-properties fo:margin-left="0cm" fo:margin-right="0cm" fo:margin-top="0.568cm" fo:margin-bottom="0.568cm" style:contextual-spacing="false" fo:text-indent="0cm" style:auto-text-indent="false" fo:padding="0cm" fo:border="none" style:shadow="none"/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P212" style:family="paragraph" style:parent-style-name="Standard" style:list-style-name="L1">
      <style:paragraph-properties fo:margin-top="0cm" fo:margin-bottom="0.353cm" style:contextual-spacing="false"/>
      <style:text-properties fo:font-size="14pt" fo:font-weight="bold" officeooo:paragraph-rsid="00150cd4" style:font-size-asian="14pt" style:font-weight-asian="bold" style:font-size-complex="14pt" style:font-weight-complex="bold"/>
    </style:style>
    <style:style style:name="P213" style:family="paragraph" style:parent-style-name="Standard" style:list-style-name="L22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32507" officeooo:paragraph-rsid="00c32507" style:font-name-asian="Roboto1" style:font-size-asian="14pt" style:font-weight-asian="bold" style:font-name-complex="Roboto1" style:font-size-complex="14pt" style:font-weight-complex="bold"/>
    </style:style>
    <style:style style:name="P214" style:family="paragraph" style:parent-style-name="Standard" style:list-style-name="L22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4cb28" officeooo:paragraph-rsid="00c4cb28" style:font-name-asian="Roboto1" style:font-size-asian="14pt" style:font-weight-asian="bold" style:font-name-complex="Roboto1" style:font-size-complex="14pt" style:font-weight-complex="bold"/>
    </style:style>
    <style:style style:name="P215" style:family="paragraph" style:parent-style-name="Standard" style:list-style-name="L22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57204" officeooo:paragraph-rsid="00c57204" style:font-name-asian="Roboto1" style:font-size-asian="14pt" style:font-weight-asian="bold" style:font-name-complex="Roboto1" style:font-size-complex="14pt" style:font-weight-complex="bold"/>
    </style:style>
    <style:style style:name="P216" style:family="paragraph" style:parent-style-name="Standard" style:list-style-name="L22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74cd8" officeooo:paragraph-rsid="00c74cd8" style:font-name-asian="Roboto1" style:font-size-asian="14pt" style:font-weight-asian="bold" style:font-name-complex="Roboto1" style:font-size-complex="14pt" style:font-weight-complex="bold"/>
    </style:style>
    <style:style style:name="P217" style:family="paragraph" style:parent-style-name="Standard" style:list-style-name="L2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cb671d" officeooo:paragraph-rsid="00cb671d" style:font-name-asian="Roboto1" style:font-size-asian="16pt" style:font-weight-asian="bold" style:font-name-complex="Roboto1" style:font-size-complex="14pt" style:font-weight-complex="bold"/>
    </style:style>
    <style:style style:name="P218" style:family="paragraph" style:parent-style-name="Standard" style:list-style-name="L2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cc5aea" officeooo:paragraph-rsid="00cc5aea" style:font-name-asian="Roboto1" style:font-size-asian="16pt" style:font-weight-asian="bold" style:font-name-complex="Roboto1" style:font-size-complex="14pt" style:font-weight-complex="bold"/>
    </style:style>
    <style:style style:name="P219" style:family="paragraph" style:parent-style-name="Standard" style:list-style-name="L2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cdabfb" officeooo:paragraph-rsid="00cdabfb" style:font-name-asian="Roboto1" style:font-size-asian="16pt" style:font-weight-asian="bold" style:font-name-complex="Roboto1" style:font-size-complex="14pt" style:font-weight-complex="bold"/>
    </style:style>
    <style:style style:name="P220" style:family="paragraph" style:parent-style-name="Standard" style:list-style-name="L2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ce2128" officeooo:paragraph-rsid="00ce2128" style:font-name-asian="Roboto1" style:font-size-asian="16pt" style:font-weight-asian="bold" style:font-name-complex="Roboto1" style:font-size-complex="14pt" style:font-weight-complex="bold"/>
    </style:style>
    <style:style style:name="P221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019c0" officeooo:paragraph-rsid="00d019c0" style:font-name-asian="Roboto1" style:font-size-asian="16pt" style:font-weight-asian="bold" style:font-name-complex="Roboto1" style:font-size-complex="14pt" style:font-weight-complex="bold"/>
    </style:style>
    <style:style style:name="P222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0fdbc" officeooo:paragraph-rsid="00d0fdbc" style:font-name-asian="Roboto1" style:font-size-asian="16pt" style:font-weight-asian="bold" style:font-name-complex="Roboto1" style:font-size-complex="14pt" style:font-weight-complex="bold"/>
    </style:style>
    <style:style style:name="P223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276fa" officeooo:paragraph-rsid="00d276fa" style:font-name-asian="Roboto1" style:font-size-asian="16pt" style:font-weight-asian="bold" style:font-name-complex="Roboto1" style:font-size-complex="14pt" style:font-weight-complex="bold"/>
    </style:style>
    <style:style style:name="P224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3121e" officeooo:paragraph-rsid="00d3121e" style:font-name-asian="Roboto1" style:font-size-asian="16pt" style:font-weight-asian="bold" style:font-name-complex="Roboto1" style:font-size-complex="14pt" style:font-weight-complex="bold"/>
    </style:style>
    <style:style style:name="P225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4fa63" officeooo:paragraph-rsid="00d4fa63" style:font-name-asian="Roboto1" style:font-size-asian="16pt" style:font-weight-asian="bold" style:font-name-complex="Roboto1" style:font-size-complex="14pt" style:font-weight-complex="bold"/>
    </style:style>
    <style:style style:name="P226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69ed4" officeooo:paragraph-rsid="00d69ed4" style:font-name-asian="Roboto1" style:font-size-asian="16pt" style:font-weight-asian="bold" style:font-name-complex="Roboto1" style:font-size-complex="14pt" style:font-weight-complex="bold"/>
    </style:style>
    <style:style style:name="T1" style:family="text"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T2" style:family="text">
      <style:text-properties fo:color="#000000" loext:opacity="100%" style:font-name="Roboto" fo:font-size="16pt" fo:language="en" fo:country="US" fo:font-weight="bold" officeooo:rsid="00150cd4" style:font-name-asian="Roboto1" style:font-size-asian="16pt" style:font-weight-asian="bold" style:font-name-complex="Roboto1"/>
    </style:style>
    <style:style style:name="T3" style:family="text">
      <style:text-properties fo:color="#000000" loext:opacity="100%" style:font-name="Roboto" fo:font-size="16pt" fo:language="en" fo:country="US" fo:font-weight="bold" officeooo:rsid="0016358c" style:font-name-asian="Roboto1" style:font-size-asian="16pt" style:font-weight-asian="bold" style:font-name-complex="Roboto1"/>
    </style:style>
    <style:style style:name="T4" style:family="text">
      <style:text-properties fo:color="#000000" loext:opacity="100%" style:font-name="Roboto" fo:font-size="16pt" fo:language="en" fo:country="US" fo:font-weight="bold" officeooo:rsid="001fd2af" style:font-name-asian="Roboto1" style:font-size-asian="16pt" style:font-weight-asian="bold" style:font-name-complex="Roboto1"/>
    </style:style>
    <style:style style:name="T5" style:family="text">
      <style:text-properties fo:color="#000000" loext:opacity="100%" style:font-name="Roboto" fo:font-size="16pt" fo:language="en" fo:country="US" fo:font-weight="bold" officeooo:rsid="0020712b" style:font-name-asian="Roboto1" style:font-size-asian="16pt" style:font-weight-asian="bold" style:font-name-complex="Roboto1" style:font-size-complex="14pt" style:font-weight-complex="bold"/>
    </style:style>
    <style:style style:name="T6" style:family="text">
      <style:text-properties fo:color="#000000" loext:opacity="100%" style:font-name="Roboto" fo:font-size="16pt" fo:language="en" fo:country="US" fo:font-weight="bold" officeooo:rsid="00150cd4" style:font-name-asian="Roboto1" style:font-size-asian="16pt" style:font-weight-asian="bold" style:font-name-complex="Roboto1" style:font-size-complex="14pt" style:font-weight-complex="bold"/>
    </style:style>
    <style:style style:name="T7" style:family="text">
      <style:text-properties fo:color="#000000" loext:opacity="100%" style:font-name="Roboto" fo:font-size="16pt" fo:language="en" fo:country="US" fo:font-weight="bold" officeooo:rsid="0023f577" style:font-name-asian="Roboto1" style:font-size-asian="16pt" style:font-weight-asian="bold" style:font-name-complex="Roboto1" style:font-size-complex="14pt" style:font-weight-complex="bold"/>
    </style:style>
    <style:style style:name="T8" style:family="text">
      <style:text-properties fo:color="#000000" loext:opacity="100%" style:font-name="Roboto" fo:font-size="16pt" fo:language="en" fo:country="US" fo:font-weight="bold" officeooo:rsid="0016358c" style:font-name-asian="Roboto1" style:font-size-asian="16pt" style:font-weight-asian="bold" style:font-name-complex="Roboto1" style:font-size-complex="14pt" style:font-weight-complex="bold"/>
    </style:style>
    <style:style style:name="T9" style:family="text">
      <style:text-properties fo:color="#000000" loext:opacity="100%" style:font-name="Roboto" officeooo:rsid="00222cb9" style:font-name-asian="Roboto1" style:font-size-asian="16pt" style:font-name-complex="Roboto1" style:font-weight-complex="bold"/>
    </style:style>
    <style:style style:name="T10" style:family="text">
      <style:text-properties fo:color="#000000" loext:opacity="100%" style:font-name="Roboto" officeooo:rsid="00256a73" style:font-name-asian="Roboto1" style:font-size-asian="16pt" style:font-name-complex="Roboto1" style:font-weight-complex="bold"/>
    </style:style>
    <style:style style:name="T11" style:family="text">
      <style:text-properties fo:color="#000000" loext:opacity="100%" style:font-name="Roboto" officeooo:rsid="00257143" style:font-name-asian="Roboto1" style:font-size-asian="16pt" style:font-name-complex="Roboto1" style:font-weight-complex="bold"/>
    </style:style>
    <style:style style:name="T12" style:family="text">
      <style:text-properties style:font-name="Roboto" fo:font-size="14pt" fo:language="en" fo:country="US" fo:font-weight="bold" style:font-name-asian="Roboto1" style:font-size-asian="14pt" style:font-weight-asian="bold" style:font-name-complex="Roboto1"/>
    </style:style>
    <style:style style:name="T13" style:family="text">
      <style:text-properties fo:font-size="14pt" fo:language="en" fo:country="US" fo:font-weight="bold" style:font-size-asian="14pt" style:font-weight-asian="bold"/>
    </style:style>
    <style:style style:name="T14" style:family="text">
      <style:text-properties fo:font-size="14pt" fo:language="en" fo:country="US" style:font-size-asian="14pt"/>
    </style:style>
    <style:style style:name="T15" style:family="text">
      <style:text-properties fo:font-size="16pt" fo:language="en" fo:country="US" fo:font-weight="bold" style:font-size-asian="16pt" style:font-weight-asian="bold"/>
    </style:style>
    <style:style style:name="T16" style:family="text">
      <style:text-properties fo:language="en" fo:country="US" officeooo:rsid="00126cc2"/>
    </style:style>
    <style:style style:name="T17" style:family="text">
      <style:text-properties fo:language="en" fo:country="US" officeooo:rsid="00150cd4"/>
    </style:style>
    <style:style style:name="T18" style:family="text">
      <style:text-properties officeooo:rsid="00153235"/>
    </style:style>
    <style:style style:name="T19" style:family="text">
      <style:text-properties officeooo:rsid="001555ae"/>
    </style:style>
    <style:style style:name="T20" style:family="text">
      <style:text-properties officeooo:rsid="00156333"/>
    </style:style>
    <style:style style:name="T21" style:family="text">
      <style:text-properties officeooo:rsid="0016358c"/>
    </style:style>
    <style:style style:name="T22" style:family="text">
      <style:text-properties officeooo:rsid="00163b9c"/>
    </style:style>
    <style:style style:name="T23" style:family="text">
      <style:text-properties officeooo:rsid="0018319c"/>
    </style:style>
    <style:style style:name="T24" style:family="text">
      <style:text-properties officeooo:rsid="0016d4d2"/>
    </style:style>
    <style:style style:name="T25" style:family="text">
      <style:text-properties officeooo:rsid="0017271c"/>
    </style:style>
    <style:style style:name="T26" style:family="text">
      <style:text-properties officeooo:rsid="001a01cf"/>
    </style:style>
    <style:style style:name="T27" style:family="text">
      <style:text-properties officeooo:rsid="001bb6da"/>
    </style:style>
    <style:style style:name="T28" style:family="text">
      <style:text-properties officeooo:rsid="001fd2af"/>
    </style:style>
    <style:style style:name="T29" style:family="text">
      <style:text-properties officeooo:rsid="002105a9"/>
    </style:style>
    <style:style style:name="T30" style:family="text">
      <style:text-properties officeooo:rsid="0022f0d1"/>
    </style:style>
    <style:style style:name="T31" style:family="text">
      <style:text-properties officeooo:rsid="00233620"/>
    </style:style>
    <style:style style:name="T32" style:family="text">
      <style:text-properties officeooo:rsid="0028f3a8"/>
    </style:style>
    <style:style style:name="T33" style:family="text">
      <style:text-properties officeooo:rsid="0029c199"/>
    </style:style>
    <style:style style:name="T34" style:family="text">
      <style:text-properties officeooo:rsid="002a3f2f"/>
    </style:style>
    <style:style style:name="T35" style:family="text">
      <style:text-properties officeooo:rsid="002b529e"/>
    </style:style>
    <style:style style:name="T36" style:family="text">
      <style:text-properties officeooo:rsid="002d2206"/>
    </style:style>
    <style:style style:name="T37" style:family="text">
      <style:text-properties officeooo:rsid="002eef11"/>
    </style:style>
    <style:style style:name="T38" style:family="text">
      <style:text-properties officeooo:rsid="0030171a"/>
    </style:style>
    <style:style style:name="T39" style:family="text">
      <style:text-properties officeooo:rsid="003032a2"/>
    </style:style>
    <style:style style:name="T40" style:family="text">
      <style:text-properties officeooo:rsid="0020712b" style:font-size-complex="14pt" style:font-weight-complex="bold"/>
    </style:style>
    <style:style style:name="T41" style:family="text">
      <style:text-properties officeooo:rsid="00150cd4" style:font-size-complex="14pt" style:font-weight-complex="bold"/>
    </style:style>
    <style:style style:name="T42" style:family="text">
      <style:text-properties officeooo:rsid="0016358c" style:font-size-complex="14pt" style:font-weight-complex="bold"/>
    </style:style>
    <style:style style:name="T43" style:family="text">
      <style:text-properties officeooo:rsid="0033d341" style:font-size-complex="14pt" style:font-weight-complex="bold"/>
    </style:style>
    <style:style style:name="T44" style:family="text">
      <style:text-properties officeooo:rsid="00347544" style:font-size-complex="14pt" style:font-weight-complex="bold"/>
    </style:style>
    <style:style style:name="T45" style:family="text">
      <style:text-properties officeooo:rsid="0035ea09" style:font-size-complex="14pt" style:font-weight-complex="bold"/>
    </style:style>
    <style:style style:name="T46" style:family="text">
      <style:text-properties officeooo:rsid="0037d16b" style:font-size-complex="14pt" style:font-weight-complex="bold"/>
    </style:style>
    <style:style style:name="T47" style:family="text">
      <style:text-properties officeooo:rsid="0038749b" style:font-size-complex="14pt" style:font-weight-complex="bold"/>
    </style:style>
    <style:style style:name="T48" style:family="text">
      <style:text-properties officeooo:rsid="00399530" style:font-size-complex="14pt" style:font-weight-complex="bold"/>
    </style:style>
    <style:style style:name="T49" style:family="text">
      <style:text-properties officeooo:rsid="003a9563" style:font-size-complex="14pt" style:font-weight-complex="bold"/>
    </style:style>
    <style:style style:name="T50" style:family="text">
      <style:text-properties officeooo:rsid="003aa623" style:font-size-complex="14pt" style:font-weight-complex="bold"/>
    </style:style>
    <style:style style:name="T51" style:family="text">
      <style:text-properties officeooo:rsid="0020712b"/>
    </style:style>
    <style:style style:name="T52" style:family="text">
      <style:text-properties officeooo:rsid="0033d341"/>
    </style:style>
    <style:style style:name="T53" style:family="text">
      <style:text-properties officeooo:rsid="00150cd4"/>
    </style:style>
    <style:style style:name="T54" style:family="text">
      <style:text-properties officeooo:rsid="003c2250"/>
    </style:style>
    <style:style style:name="T55" style:family="text">
      <style:text-properties officeooo:rsid="003cfd8e"/>
    </style:style>
    <style:style style:name="T56" style:family="text">
      <style:text-properties officeooo:rsid="003d179f"/>
    </style:style>
    <style:style style:name="T57" style:family="text">
      <style:text-properties officeooo:rsid="00395749"/>
    </style:style>
    <style:style style:name="T58" style:family="text">
      <style:text-properties officeooo:rsid="003ee236"/>
    </style:style>
    <style:style style:name="T59" style:family="text">
      <style:text-properties officeooo:rsid="003fbe8a"/>
    </style:style>
    <style:style style:name="T60" style:family="text">
      <style:text-properties officeooo:rsid="00406fe2"/>
    </style:style>
    <style:style style:name="T61" style:family="text">
      <style:text-properties officeooo:rsid="00429961"/>
    </style:style>
    <style:style style:name="T62" style:family="text">
      <style:text-properties officeooo:rsid="0042f0dc"/>
    </style:style>
    <style:style style:name="T63" style:family="text">
      <style:text-properties officeooo:rsid="0044e906"/>
    </style:style>
    <style:style style:name="T64" style:family="text">
      <style:text-properties officeooo:rsid="00451c5b"/>
    </style:style>
    <style:style style:name="T65" style:family="text">
      <style:text-properties officeooo:rsid="00467cb1"/>
    </style:style>
    <style:style style:name="T66" style:family="text">
      <style:text-properties officeooo:rsid="0047d71f"/>
    </style:style>
    <style:style style:name="T67" style:family="text">
      <style:text-properties officeooo:rsid="004962a4"/>
    </style:style>
    <style:style style:name="T68" style:family="text">
      <style:text-properties officeooo:rsid="004a1fc3"/>
    </style:style>
    <style:style style:name="T69" style:family="text">
      <style:text-properties officeooo:rsid="004a9bef"/>
    </style:style>
    <style:style style:name="T70" style:family="text">
      <style:text-properties officeooo:rsid="004abdc7"/>
    </style:style>
    <style:style style:name="T71" style:family="text">
      <style:text-properties officeooo:rsid="004be097"/>
    </style:style>
    <style:style style:name="T72" style:family="text">
      <style:text-properties officeooo:rsid="004ce06f"/>
    </style:style>
    <style:style style:name="T73" style:family="text">
      <style:text-properties officeooo:rsid="004db266"/>
    </style:style>
    <style:style style:name="T74" style:family="text">
      <style:text-properties officeooo:rsid="004e56ad"/>
    </style:style>
    <style:style style:name="T75" style:family="text">
      <style:text-properties officeooo:rsid="004f392e"/>
    </style:style>
    <style:style style:name="T76" style:family="text">
      <style:text-properties officeooo:rsid="0050cbb0"/>
    </style:style>
    <style:style style:name="T77" style:family="text">
      <style:text-properties officeooo:rsid="0051b8a4"/>
    </style:style>
    <style:style style:name="T78" style:family="text">
      <style:text-properties officeooo:rsid="0054073e"/>
    </style:style>
    <style:style style:name="T79" style:family="text">
      <style:text-properties officeooo:rsid="005457e7"/>
    </style:style>
    <style:style style:name="T80" style:family="text">
      <style:text-properties officeooo:rsid="0055837a"/>
    </style:style>
    <style:style style:name="T81" style:family="text">
      <style:text-properties officeooo:rsid="00567894"/>
    </style:style>
    <style:style style:name="T82" style:family="text">
      <style:text-properties officeooo:rsid="005b1342"/>
    </style:style>
    <style:style style:name="T83" style:family="text">
      <style:text-properties officeooo:rsid="005be1e1"/>
    </style:style>
    <style:style style:name="T84" style:family="text">
      <style:text-properties officeooo:rsid="005c4688"/>
    </style:style>
    <style:style style:name="T85" style:family="text">
      <style:text-properties officeooo:rsid="005d1098"/>
    </style:style>
    <style:style style:name="T86" style:family="text">
      <style:text-properties officeooo:rsid="005e0a85"/>
    </style:style>
    <style:style style:name="T87" style:family="text">
      <style:text-properties officeooo:rsid="005fb611"/>
    </style:style>
    <style:style style:name="T88" style:family="text">
      <style:text-properties officeooo:rsid="0061dfa7"/>
    </style:style>
    <style:style style:name="T89" style:family="text">
      <style:text-properties officeooo:rsid="00638828"/>
    </style:style>
    <style:style style:name="T90" style:family="text">
      <style:text-properties officeooo:rsid="00649462"/>
    </style:style>
    <style:style style:name="T91" style:family="text">
      <style:text-properties officeooo:rsid="00658f1a"/>
    </style:style>
    <style:style style:name="T92" style:family="text">
      <style:text-properties officeooo:rsid="00689285"/>
    </style:style>
    <style:style style:name="T93" style:family="text">
      <style:text-properties officeooo:rsid="0068963a"/>
    </style:style>
    <style:style style:name="T94" style:family="text">
      <style:text-properties officeooo:rsid="00691e1d"/>
    </style:style>
    <style:style style:name="T95" style:family="text">
      <style:text-properties officeooo:rsid="006a2dc6"/>
    </style:style>
    <style:style style:name="T96" style:family="text">
      <style:text-properties officeooo:rsid="00654a86"/>
    </style:style>
    <style:style style:name="T97" style:family="text">
      <style:text-properties officeooo:rsid="006ac6ca"/>
    </style:style>
    <style:style style:name="T98" style:family="text">
      <style:text-properties officeooo:rsid="006dfe16"/>
    </style:style>
    <style:style style:name="T99" style:family="text">
      <style:text-properties officeooo:rsid="006e2e15"/>
    </style:style>
    <style:style style:name="T100" style:family="text">
      <style:text-properties officeooo:rsid="006ec772"/>
    </style:style>
    <style:style style:name="T101" style:family="text">
      <style:text-properties officeooo:rsid="0070705c"/>
    </style:style>
    <style:style style:name="T102" style:family="text">
      <style:text-properties officeooo:rsid="007249df"/>
    </style:style>
    <style:style style:name="T103" style:family="text">
      <style:text-properties officeooo:rsid="00738484"/>
    </style:style>
    <style:style style:name="T104" style:family="text">
      <style:text-properties officeooo:rsid="0074b367"/>
    </style:style>
    <style:style style:name="T105" style:family="text">
      <style:text-properties officeooo:rsid="0075d42b"/>
    </style:style>
    <style:style style:name="T106" style:family="text">
      <style:text-properties officeooo:rsid="007627cb"/>
    </style:style>
    <style:style style:name="T107" style:family="text">
      <style:text-properties officeooo:rsid="0077844d"/>
    </style:style>
    <style:style style:name="T108" style:family="text">
      <style:text-properties officeooo:rsid="006f0ef7"/>
    </style:style>
    <style:style style:name="T109" style:family="text">
      <style:text-properties officeooo:rsid="007927f8"/>
    </style:style>
    <style:style style:name="T110" style:family="text">
      <style:text-properties officeooo:rsid="007b27dd"/>
    </style:style>
    <style:style style:name="T111" style:family="text">
      <style:text-properties officeooo:rsid="00804a1e"/>
    </style:style>
    <style:style style:name="T112" style:family="text">
      <style:text-properties officeooo:rsid="00819d21"/>
    </style:style>
    <style:style style:name="T113" style:family="text">
      <style:text-properties officeooo:rsid="0081bce0"/>
    </style:style>
    <style:style style:name="T114" style:family="text">
      <style:text-properties officeooo:rsid="00835931"/>
    </style:style>
    <style:style style:name="T115" style:family="text">
      <style:text-properties officeooo:rsid="00840731"/>
    </style:style>
    <style:style style:name="T116" style:family="text">
      <style:text-properties officeooo:rsid="00876393"/>
    </style:style>
    <style:style style:name="T117" style:family="text">
      <style:text-properties officeooo:rsid="0088be59"/>
    </style:style>
    <style:style style:name="T118" style:family="text">
      <style:text-properties officeooo:rsid="0089b074"/>
    </style:style>
    <style:style style:name="T119" style:family="text">
      <style:text-properties officeooo:rsid="0080c338"/>
    </style:style>
    <style:style style:name="T120" style:family="text">
      <style:text-properties officeooo:rsid="008a9548"/>
    </style:style>
    <style:style style:name="T121" style:family="text">
      <style:text-properties officeooo:rsid="008c5a38"/>
    </style:style>
    <style:style style:name="T122" style:family="text">
      <style:text-properties officeooo:rsid="008d1055"/>
    </style:style>
    <style:style style:name="T123" style:family="text">
      <style:text-properties officeooo:rsid="008de9de"/>
    </style:style>
    <style:style style:name="T124" style:family="text">
      <style:text-properties officeooo:rsid="008f1168"/>
    </style:style>
    <style:style style:name="T125" style:family="text">
      <style:text-properties officeooo:rsid="0091631e"/>
    </style:style>
    <style:style style:name="T126" style:family="text">
      <style:text-properties officeooo:rsid="00926bf0"/>
    </style:style>
    <style:style style:name="T127" style:family="text">
      <style:text-properties officeooo:rsid="0093a109"/>
    </style:style>
    <style:style style:name="T128" style:family="text">
      <style:text-properties officeooo:rsid="00952200"/>
    </style:style>
    <style:style style:name="T129" style:family="text">
      <style:text-properties officeooo:rsid="009895c4"/>
    </style:style>
    <style:style style:name="T130" style:family="text">
      <style:text-properties officeooo:rsid="009a13b0"/>
    </style:style>
    <style:style style:name="T131" style:family="text">
      <style:text-properties officeooo:rsid="009a77f6"/>
    </style:style>
    <style:style style:name="T132" style:family="text">
      <style:text-properties officeooo:rsid="009c4f27"/>
    </style:style>
    <style:style style:name="T133" style:family="text">
      <style:text-properties officeooo:rsid="009ce699"/>
    </style:style>
    <style:style style:name="T134" style:family="text">
      <style:text-properties officeooo:rsid="00a0b935"/>
    </style:style>
    <style:style style:name="T135" style:family="text">
      <style:text-properties officeooo:rsid="00a1b2fc"/>
    </style:style>
    <style:style style:name="T136" style:family="text">
      <style:text-properties officeooo:rsid="00a23787"/>
    </style:style>
    <style:style style:name="T137" style:family="text">
      <style:text-properties officeooo:rsid="00a3ad0c"/>
    </style:style>
    <style:style style:name="T138" style:family="text">
      <style:text-properties officeooo:rsid="00a5e14e"/>
    </style:style>
    <style:style style:name="T139" style:family="text">
      <style:text-properties officeooo:rsid="00a70a99"/>
    </style:style>
    <style:style style:name="T140" style:family="text">
      <style:text-properties officeooo:rsid="00a71aa9"/>
    </style:style>
    <style:style style:name="T141" style:family="text">
      <style:text-properties officeooo:rsid="00a832ff"/>
    </style:style>
    <style:style style:name="T142" style:family="text">
      <style:text-properties officeooo:rsid="00a9d155"/>
    </style:style>
    <style:style style:name="T143" style:family="text">
      <style:text-properties officeooo:rsid="00aac312"/>
    </style:style>
    <style:style style:name="T144" style:family="text">
      <style:text-properties officeooo:rsid="00ab01a5"/>
    </style:style>
    <style:style style:name="T145" style:family="text">
      <style:text-properties officeooo:rsid="00ad6a83"/>
    </style:style>
    <style:style style:name="T146" style:family="text">
      <style:text-properties officeooo:rsid="00af4e6a"/>
    </style:style>
    <style:style style:name="T147" style:family="text">
      <style:text-properties officeooo:rsid="00b1362e"/>
    </style:style>
    <style:style style:name="T148" style:family="text">
      <style:text-properties officeooo:rsid="00b5bf83"/>
    </style:style>
    <style:style style:name="T149" style:family="text">
      <style:text-properties officeooo:rsid="00b69d98"/>
    </style:style>
    <style:style style:name="T150" style:family="text">
      <style:text-properties officeooo:rsid="00b744b9"/>
    </style:style>
    <style:style style:name="T151" style:family="text">
      <style:text-properties officeooo:rsid="00b8896c"/>
    </style:style>
    <style:style style:name="T152" style:family="text">
      <style:text-properties officeooo:rsid="00ba335f"/>
    </style:style>
    <style:style style:name="T153" style:family="text">
      <style:text-properties officeooo:rsid="00ba66c2"/>
    </style:style>
    <style:style style:name="T154" style:family="text">
      <style:text-properties officeooo:rsid="00bbd26a"/>
    </style:style>
    <style:style style:name="T155" style:family="text">
      <style:text-properties officeooo:rsid="00be6cd3"/>
    </style:style>
    <style:style style:name="T156" style:family="text">
      <style:text-properties officeooo:rsid="00ac95cd"/>
    </style:style>
    <style:style style:name="T157" style:family="text">
      <style:text-properties officeooo:rsid="00bf1d0d"/>
    </style:style>
    <style:style style:name="T158" style:family="text">
      <style:text-properties officeooo:rsid="00c02107"/>
    </style:style>
    <style:style style:name="T159" style:family="text">
      <style:text-properties officeooo:rsid="00c0684e"/>
    </style:style>
    <style:style style:name="T160" style:family="text">
      <style:text-properties officeooo:rsid="00c2e936"/>
    </style:style>
    <style:style style:name="T161" style:family="text">
      <style:text-properties officeooo:rsid="00c343ca"/>
    </style:style>
    <style:style style:name="T162" style:family="text">
      <style:text-properties officeooo:rsid="00cb671d"/>
    </style:style>
    <style:style style:name="T163" style:family="text">
      <style:text-properties officeooo:rsid="00d019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1" text:outline-level="1">КОНТРОЛЬНАЯ 108.1 </text:h>
      <text:h text:style-name="P47" text:outline-level="1">I wore a belt - я носил ремень</text:h>
      <text:h text:style-name="P48" text:outline-level="1">What would you do in this situation - что бы ты сделал в этой ситуации?</text:h>
      <text:h text:style-name="P48" text:outline-level="1">I should learn English more intensively - мне следует учить английский более интенсивно</text:h>
      <text:h text:style-name="P48" text:outline-level="1">This video is much longer - это видео на много длинее</text:h>
      <text:h text:style-name="P49" text:outline-level="1"><text:span text:style-name="T13">The students guessed the correct answer</text:span><text:span text:style-name="T12"> - студенты отгадали правильный ответ</text:span></text:h>
      <text:h text:style-name="P50" text:outline-level="1">As for ‘usually’, we put it in the middle - что касается ‘usually’, мы ставим его в середину</text:h>
      <text:p text:style-name="Standard"><text:span text:style-name="T1">КОНТРОЛЬНАЯ 108.2</text:span><text:span text:style-name="T14"> - </text:span><text:span text:style-name="T15">108.3</text:span></text:p>
      <text:list xml:id="list1468631135" text:style-name="WWNum10">
        <text:list-item>
          <text:p text:style-name="P51">I’m sure knowledge is power - я уверен, знание сила</text:p>
        </text:list-item>
        <text:list-item>
          <text:p text:style-name="P55">Did it last for more than two hours? - это длилось больше чем 2 часа?</text:p>
        </text:list-item>
        <text:list-item>
          <text:p text:style-name="P55">What does this word mean? - что означает это слово?</text:p>
        </text:list-item>
        <text:list-item>
          <text:p text:style-name="P55">He has few enemies - у него мало врагов</text:p>
        </text:list-item>
        <text:list-item>
          <text:p text:style-name="P55">I’m bored with that method <text:s/>- мне наскучил тот метод</text:p>
        </text:list-item>
        <text:list-item>
          <text:p text:style-name="P55">He deserved it - он заслужил это</text:p>
        </text:list-item>
        <text:list-item>
          <text:p text:style-name="P55">How regularly will the employees make this kind of reports - как регулярно работники будут делать такого рода отчёты?</text:p>
        </text:list-item>
        <text:list-item>
          <text:p text:style-name="P55">Our boss insisted on doing it <text:s/>- наш босс настоял на том что-бы сделать это</text:p>
        </text:list-item>
        <text:list-item>
          <text:p text:style-name="P55">I’m impressed by the beauty of this place - я впечатлён красотой этого места</text:p>
        </text:list-item>
        <text:list-item>
          <text:p text:style-name="P55">I’ll do my best to get this job - я сделаю всё возможное что бы получить эту работу </text:p>
        </text:list-item>
        <text:list-item>
          <text:p text:style-name="P206">I’ll manage to do it (in spite of / despite) all these difficulties - я смогу сделать это несмотря на все эти трудности </text:p>
        </text:list-item>
      </text:list>
      <text:p text:style-name="P46">КОНТРОЛЬНАЯ 108.4-108.5<text:tab/></text:p>
      <text:list xml:id="list3530185585" text:style-name="WWNum21">
        <text:list-item>
          <text:p text:style-name="P52">We share your point of view <text:s/>- мы разделяем твою точку зрения</text:p>
        </text:list-item>
        <text:list-item>
          <text:p text:style-name="P56">I admire you <text:s/>- я восхищаюсь тобой</text:p>
        </text:list-item>
        <text:list-item>
          <text:p text:style-name="P56"><text:soft-page-break/>We considered it really important - мы считали это действительно важным </text:p>
        </text:list-item>
        <text:list-item>
          <text:p text:style-name="P56">She was there instead of him - она была там вместо него</text:p>
        </text:list-item>
        <text:list-item>
          <text:p text:style-name="P56">This worker will get tired soon <text:s/>- этот рабочий устанет скоро</text:p>
        </text:list-item>
        <text:list-item>
          <text:p text:style-name="P207">The news impressed him <text:s/>- новости впечатлили его</text:p>
        </text:list-item>
      </text:list>
      <text:p text:style-name="P46">КОНТРОЛЬНАЯ 108.6-108.7</text:p>
      <text:list xml:id="list2190095686" text:style-name="WWNum28">
        <text:list-item>
          <text:p text:style-name="P53">They produced very expensive goods - они производили очень дорогие товары</text:p>
        </text:list-item>
        <text:list-item>
          <text:p text:style-name="P57">You should pay attention to it - тебе следует обращать внимание на это</text:p>
        </text:list-item>
        <text:list-item>
          <text:p text:style-name="P57">He was on the other side - он бы на другой стороне</text:p>
        </text:list-item>
        <text:list-item>
          <text:p text:style-name="P57">His income wasn’t enough - его дохода было не достаточно </text:p>
        </text:list-item>
        <text:list-item>
          <text:p text:style-name="P57">Her results were quite satisfactory - её результаты были в полне удоволетварительны </text:p>
        </text:list-item>
        <text:list-item>
          <text:p text:style-name="P57">We also need to consider various economic problems - нам так же нужно учитывать разные экономические проблемы</text:p>
        </text:list-item>
        <text:list-item>
          <text:p text:style-name="P57">I looked at that advertisement - я посмотрел на то рекламное объявление</text:p>
        </text:list-item>
        <text:list-item>
          <text:p text:style-name="P57">I threw it away - я выбросл это</text:p>
        </text:list-item>
        <text:list-item>
          <text:p text:style-name="P57">It may / might happen - это возможно произойдёт </text:p>
        </text:list-item>
        <text:list-item>
          <text:p text:style-name="P57">She ran very fast - она побежала очень быстро</text:p>
        </text:list-item>
        <text:list-item>
          <text:p text:style-name="P57">He’ll put on a worm coat - он наденет тёплое пальто</text:p>
        </text:list-item>
        <text:list-item>
          <text:p text:style-name="P57">Everyone will look happy - все будут выглядеть счастливыми</text:p>
        </text:list-item>
        <text:list-item>
          <text:p text:style-name="P208">Does he work too slowly? - он работает слишком медленно?</text:p>
        </text:list-item>
      </text:list>
      <text:p text:style-name="P46">КОНТРОЛЬНАЯ 108.8</text:p>
      <text:list xml:id="list1251298567" text:style-name="WWNum42">
        <text:list-item>
          <text:p text:style-name="P54">I disapprove of this choice <text:s/>- я не одобряю этот выбор</text:p>
        </text:list-item>
        <text:list-item>
          <text:p text:style-name="P58">I saved money - я с экономил деньги</text:p>
        </text:list-item>
        <text:list-item>
          <text:p text:style-name="P58">He gave this thing to me - он дал эту вещь мне</text:p>
        </text:list-item>
        <text:list-item>
          <text:p text:style-name="P58">My pronunciation will became better <text:s/>- моё произношение станет лучше</text:p>
        </text:list-item>
        <text:list-item>
          <text:p text:style-name="P58">It was such an innovative approach - это был такой иновационный подход</text:p>
        </text:list-item>
        <text:list-item>
          <text:p text:style-name="P58">Is it your final decision? - это твоё окончательное решение?</text:p>
        </text:list-item>
        <text:list-item>
          <text:p text:style-name="P58">I succeeded in finding better suppliers - мне удалось найти более лучших поставщиков </text:p>
        </text:list-item>
        <text:list-item>
          <text:p text:style-name="P209">I’ll be able to improve my knowledge significantly - я смогу улучшить свои знания значительно </text:p>
        </text:list-item>
      </text:list>
      <text:p text:style-name="P45"><text:soft-page-break/><text:span text:style-name="T1">КОНТРОЛЬНАЯ 10</text:span><text:span text:style-name="T2">9</text:span><text:span text:style-name="T1">.</text:span><text:span text:style-name="T2">1 – </text:span><text:span text:style-name="T3">109.</text:span><text:span text:style-name="T4">4</text:span></text:p>
      <text:list xml:id="list2514019681" text:style-name="L1">
        <text:list-item>
          <text:p text:style-name="P212"><text:span text:style-name="T16">His attempts weren’t successful –</text:span><text:span text:style-name="T17"> его попытки не были успешными </text:span></text:p>
        </text:list-item>
        <text:list-item>
          <text:p text:style-name="P59">I wanted to devout more free time to my health – <text:span text:style-name="T18">я хотел уделять больше свободного времени своему здоровью</text:span></text:p>
        </text:list-item>
        <text:list-item>
          <text:p text:style-name="P60">It cost much more than she thinks – <text:span text:style-name="T19">это стоило намного больше чем она думала</text:span></text:p>
        </text:list-item>
        <text:list-item>
          <text:p text:style-name="P61">Whose advice will you take into account / consideration? - <text:span text:style-name="T19">чей совет ты примешь во внимание?</text:span></text:p>
        </text:list-item>
        <text:list-item>
          <text:p text:style-name="P61">He gave up smoking – <text:span text:style-name="T19">он бросил курить </text:span></text:p>
        </text:list-item>
        <text:list-item>
          <text:p text:style-name="P62">I insisted on doing it – <text:span text:style-name="T19">я настоял на том чтобы сделать это</text:span></text:p>
        </text:list-item>
        <text:list-item>
          <text:p text:style-name="P63">Is he often late? - <text:span text:style-name="T20">он часто опаздывает?</text:span></text:p>
        </text:list-item>
        <text:list-item>
          <text:p text:style-name="P64">To what extend did he agree? - <text:span text:style-name="T21">в какой степени он был согласен?</text:span></text:p>
        </text:list-item>
        <text:list-item>
          <text:p text:style-name="P65">I was born on the ninth of September – <text:span text:style-name="T22">я родился 9 сентября </text:span></text:p>
        </text:list-item>
        <text:list-item>
          <text:p text:style-name="P66">I’ll do my best to <text:span text:style-name="T23">take the first place – </text:span><text:span text:style-name="T24">я сделаю всё возможное что бы занять первое место</text:span></text:p>
        </text:list-item>
        <text:list-item>
          <text:p text:style-name="P67">They won’t get divorced this year – <text:span text:style-name="T24">они не будут разводиться в этом году</text:span></text:p>
        </text:list-item>
        <text:list-item>
          <text:p text:style-name="P68">I revised these videos <text:s/>- <text:span text:style-name="T25">я повторил эти видео</text:span></text:p>
        </text:list-item>
        <text:list-item>
          <text:p text:style-name="P69">They had a great time together <text:s/>- <text:span text:style-name="T26">они прекрасно провели время вместе</text:span></text:p>
        </text:list-item>
        <text:list-item>
          <text:p text:style-name="P70">They accused her of a very serious crime – <text:span text:style-name="T27">они обвинили её в очень серьёзном приступлении </text:span></text:p>
        </text:list-item>
        <text:list-item>
          <text:p text:style-name="P71">They’re really tired of it <text:s/>- <text:span text:style-name="T28">они действительно устали от этого</text:span></text:p>
        </text:list-item>
        <text:list-item>
          <text:p text:style-name="P71">It’ll happen on a regular basis <text:s/>- <text:span text:style-name="T28">это будет происходить на регулярной основе </text:span></text:p>
        </text:list-item>
        <text:list-item>
          <text:p text:style-name="P71">When will you start preparing for this exam? - <text:span text:style-name="T28">когда ты начнёшь готовиться к этому экзамену?</text:span></text:p>
        </text:list-item>
        <text:list-item>
          <text:p text:style-name="P72">I arrived at the airport – <text:span text:style-name="T29">я прибыл в аэропорт </text:span></text:p>
        </text:list-item>
        <text:list-item>
          <text:p text:style-name="P72">I’m used / accustomed to doing it on a regular basis – <text:span text:style-name="T29">я привык делать это на регулярной основе</text:span></text:p>
        </text:list-item>
        <text:list-item>
          <text:p text:style-name="P72">He’s away. He’s in another city – <text:span text:style-name="T29">он отсутствует. Он в другом городе</text:span></text:p>
        </text:list-item>
        <text:list-item>
          <text:p text:style-name="P72">He wished me good luck – <text:span text:style-name="T29">он пожелал мне удачи</text:span></text:p>
        </text:list-item>
        <text:list-item>
          <text:p text:style-name="P73">What’s the reason for such a strange answer – <text:span text:style-name="T30">какая причина такого странного ответа?</text:span></text:p>
        </text:list-item>
        <text:list-item>
          <text:p text:style-name="P74"><text:soft-page-break/>Who did they invite to their wedding? - <text:span text:style-name="T31">кого они пригласили на свою сводьбу?</text:span></text:p>
          <text:p text:style-name="P74"/>
        </text:list-item>
      </text:list>
      <text:p text:style-name="P44"><text:span text:style-name="T5">КОНТРОЛЬНАЯ 10</text:span><text:span text:style-name="T6">9</text:span><text:span text:style-name="T5">.</text:span><text:span text:style-name="T7">5</text:span><text:span text:style-name="T6"> – </text:span><text:span text:style-name="T8">109.</text:span><text:span text:style-name="T7">8</text:span></text:p>
      <text:list xml:id="list342256870" text:style-name="L2">
        <text:list-item>
          <text:p text:style-name="P77">You need to think it over more thoroughly – тебе нужно обдумать это более тчательно</text:p>
        </text:list-item>
        <text:list-item>
          <text:p text:style-name="P75"><text:span text:style-name="T9">When will the teacher continue doing it? - </text:span><text:span text:style-name="T10">когда учитель продолжит делать это?</text:span></text:p>
        </text:list-item>
        <text:list-item>
          <text:p text:style-name="P76"><text:span text:style-name="T10">They won’t prove it – </text:span><text:span text:style-name="T11">они не докажут это</text:span></text:p>
        </text:list-item>
        <text:list-item>
          <text:p text:style-name="P78">I’m fond of this channel thanks to such a positive atmosphere – <text:span text:style-name="T32">я обожаю этот канал благодаря такой позитивной атмосфере</text:span></text:p>
        </text:list-item>
        <text:list-item>
          <text:p text:style-name="P79">Will the temperature be above zero? - <text:span text:style-name="T33">температура будет выше нуля?</text:span></text:p>
        </text:list-item>
        <text:list-item>
          <text:p text:style-name="P79">How long will your parents be away? - <text:span text:style-name="T33">как долго твои родители будут отсутствовать?</text:span></text:p>
        </text:list-item>
        <text:list-item>
          <text:p text:style-name="P80">What’s her salary? - <text:span text:style-name="T33">какая у неё зарплата?</text:span></text:p>
        </text:list-item>
        <text:list-item>
          <text:p text:style-name="P80">He invested too little money – <text:span text:style-name="T33">он инвестировал слишком мало денег</text:span></text:p>
        </text:list-item>
        <text:list-item>
          <text:p text:style-name="P81">He calls him quite seldom / rarely – <text:span text:style-name="T34">он звонит ему достаточно редко</text:span></text:p>
        </text:list-item>
        <text:list-item>
          <text:p text:style-name="P82">They got married at the end of the year – <text:span text:style-name="T35">они поженились в конце года</text:span></text:p>
        </text:list-item>
        <text:list-item>
          <text:p text:style-name="P82">He was born on the twenty second of February – <text:span text:style-name="T35">он родился 22 февраля</text:span></text:p>
        </text:list-item>
        <text:list-item>
          <text:p text:style-name="P83">He built a very big house – <text:span text:style-name="T35">он построил очень большой дом</text:span></text:p>
        </text:list-item>
        <text:list-item>
          <text:p text:style-name="P83">The meeting began fifteen minutes later – <text:span text:style-name="T35">встреча началась на 15 минут позже</text:span></text:p>
        </text:list-item>
        <text:list-item>
          <text:p text:style-name="P83">She sometimes waits for it – <text:span text:style-name="T35">она иногда ждёт этого</text:span></text:p>
        </text:list-item>
        <text:list-item>
          <text:p text:style-name="P84">I’m subscribed to this channel – <text:span text:style-name="T36">я подписан на этот канал</text:span></text:p>
        </text:list-item>
        <text:list-item>
          <text:p text:style-name="P85">I needed to get in touch with them – <text:span text:style-name="T37">мне нужно было связаться с ними</text:span></text:p>
        </text:list-item>
        <text:list-item>
          <text:p text:style-name="P86">What will influenced you most of all? - <text:span text:style-name="T38">что повлияло на тебя больше всего?</text:span></text:p>
        </text:list-item>
        <text:list-item>
          <text:p text:style-name="P87">It seems to me it’ll be the only right decision – <text:span text:style-name="T39">мне кажется это будет единственно правильным решением </text:span></text:p>
          <text:p text:style-name="P87"/>
        </text:list-item>
      </text:list>
      <text:p text:style-name="P42"/>
      <text:p text:style-name="P43"><text:soft-page-break/><text:span text:style-name="T40">КОНТРОЛЬНАЯ 1</text:span><text:span text:style-name="T43">10</text:span><text:span text:style-name="T40">.</text:span><text:span text:style-name="T43">1</text:span><text:span text:style-name="T41"> – </text:span><text:span text:style-name="T42">1</text:span><text:span text:style-name="T43">10</text:span><text:span text:style-name="T42">.</text:span><text:span text:style-name="T50">3</text:span></text:p>
      <text:list xml:id="list1970246904" text:style-name="L3">
        <text:list-item>
          <text:p text:style-name="P200"><text:span text:style-name="T43">She was so frightened – </text:span><text:span text:style-name="T44">она была так напугана</text:span></text:p>
        </text:list-item>
        <text:list-item>
          <text:p text:style-name="P88">This solder fought very courageously – этот солдат сражался очень отважно</text:p>
        </text:list-item>
        <text:list-item>
          <text:p text:style-name="P88">It may change his opinion – это возможно изменит его мнение</text:p>
        </text:list-item>
        <text:list-item>
          <text:p text:style-name="P88">I’ll look up this phrase in a dictionary <text:s/>- я посмотрю эту фразу в словоре </text:p>
        </text:list-item>
        <text:list-item>
          <text:p text:style-name="P201"><text:span text:style-name="T44">I pay taxes – </text:span><text:span text:style-name="T45">я плачу налоги</text:span></text:p>
        </text:list-item>
        <text:list-item>
          <text:p text:style-name="P202"><text:span text:style-name="T45">We faced some serious problems – </text:span><text:span text:style-name="T46">мы столкнулись с некоторыми серьёзными проблемами </text:span></text:p>
        </text:list-item>
        <text:list-item>
          <text:p text:style-name="P89">You know English like a native speaker – ты знаешь английский как носитель языка</text:p>
        </text:list-item>
        <text:list-item>
          <text:p text:style-name="P203"><text:span text:style-name="T46">Is he a lazy boy? - </text:span><text:span text:style-name="T47">он ленивый мальчик?</text:span></text:p>
        </text:list-item>
        <text:list-item>
          <text:p text:style-name="P204"><text:span text:style-name="T47">I left India – </text:span><text:span text:style-name="T48">я покинул Индию</text:span></text:p>
        </text:list-item>
        <text:list-item>
          <text:p text:style-name="P90">She was born on the twenty second of July – она родилась 22 Июля</text:p>
        </text:list-item>
        <text:list-item>
          <text:p text:style-name="P205"><text:span text:style-name="T48">She woke up much later than usual – она проснулась </text:span><text:span text:style-name="T49">на много</text:span><text:span text:style-name="T48"> </text:span><text:span text:style-name="T49">позже чем обычно </text:span></text:p>
        </text:list-item>
        <text:list-item>
          <text:p text:style-name="P91">I usually get up early – я обычно встаю рано</text:p>
        </text:list-item>
      </text:list>
      <text:p text:style-name="P1"/>
      <text:p text:style-name="P39"><text:span text:style-name="T51">КОНТРОЛЬНАЯ 1</text:span><text:span text:style-name="T52">10</text:span><text:span text:style-name="T51">.</text:span><text:span text:style-name="T54">4</text:span><text:span text:style-name="T53"> – </text:span><text:span text:style-name="T21">1</text:span><text:span text:style-name="T52">10</text:span><text:span text:style-name="T21">.</text:span><text:span text:style-name="T61">6</text:span></text:p>
      <text:list xml:id="list2987618793" text:style-name="L4">
        <text:list-item>
          <text:p text:style-name="P92">I see this result impressed you – <text:span text:style-name="T54">я вижу этот результат впечатлил тебя</text:span></text:p>
        </text:list-item>
        <text:list-item>
          <text:p text:style-name="P93">She dreamt about a career in music – <text:span text:style-name="T55">она мечтала о карьере в музыке</text:span></text:p>
        </text:list-item>
        <text:list-item>
          <text:p text:style-name="P94">I see the advantages and disadvantages of this approach – <text:span text:style-name="T56">я вижу преимущества и недостатки этого подхода</text:span></text:p>
        </text:list-item>
        <text:list-item>
          <text:p text:style-name="P95">He hit the door – <text:span text:style-name="T56">он ударил дверь</text:span></text:p>
        </text:list-item>
        <text:list-item>
          <text:p text:style-name="P96">Everyone wou<text:span text:style-name="T57">ld like it – </text:span><text:span text:style-name="T58">все хотели бы этого</text:span></text:p>
        </text:list-item>
        <text:list-item>
          <text:p text:style-name="P96"><text:span text:style-name="T57">This time didn’t suit us – </text:span><text:span text:style-name="T58">это время не подходило нам</text:span></text:p>
        </text:list-item>
        <text:list-item>
          <text:p text:style-name="P97">Life taught her a lesson – <text:span text:style-name="T59">жизнь преподала ей урок </text:span></text:p>
        </text:list-item>
        <text:list-item>
          <text:p text:style-name="P98">He’ll repair it – <text:span text:style-name="T60">он починит это </text:span></text:p>
        </text:list-item>
        <text:list-item>
          <text:p text:style-name="P98">He didn’t cancel / (call off) the meeting – <text:span text:style-name="T60">он не отменил встречу</text:span></text:p>
        </text:list-item>
        <text:list-item>
          <text:p text:style-name="P98">They aren’t used to such conditions – <text:span text:style-name="T60">они не привыкли к таким условиям</text:span></text:p>
        </text:list-item>
      </text:list>
      <text:p text:style-name="P19"/>
      <text:p text:style-name="P38"/>
      <text:p text:style-name="P38"><text:soft-page-break/><text:span text:style-name="T51">КОНТРОЛЬНАЯ 1</text:span><text:span text:style-name="T52">10</text:span><text:span text:style-name="T51">.</text:span><text:span text:style-name="T62">7</text:span><text:span text:style-name="T53"> – </text:span><text:span text:style-name="T21">1</text:span><text:span text:style-name="T52">10</text:span><text:span text:style-name="T21">.</text:span><text:span text:style-name="T62">8</text:span></text:p>
      <text:list xml:id="list713988930" text:style-name="L5">
        <text:list-item>
          <text:p text:style-name="P99">I often wait for him – <text:span text:style-name="T62">я часто жду его</text:span></text:p>
        </text:list-item>
        <text:list-item>
          <text:p text:style-name="P99">He tried to analyze everything very thoroughly – <text:span text:style-name="T62">он попытался проанализировать очень тчательно</text:span></text:p>
        </text:list-item>
        <text:list-item>
          <text:p text:style-name="P100">It’s so surprising for us – <text:span text:style-name="T63">это так удивительно для нас</text:span></text:p>
        </text:list-item>
        <text:list-item>
          <text:p text:style-name="P100">We want to know the advantages and disadvantages of this approach – <text:span text:style-name="T63">мы хотим знать достоинства и недостатки этого подхода </text:span></text:p>
        </text:list-item>
        <text:list-item>
          <text:p text:style-name="P101">She deserved this result – <text:span text:style-name="T64">она заслужила этот результат</text:span></text:p>
        </text:list-item>
        <text:list-item>
          <text:p text:style-name="P101">The sun rose (went up) – <text:span text:style-name="T64">солнце встало </text:span></text:p>
        </text:list-item>
        <text:list-item>
          <text:p text:style-name="P102">Does it sometimes happen? - <text:span text:style-name="T65">это иногда происходит?</text:span></text:p>
        </text:list-item>
      </text:list>
      <text:p text:style-name="P5"/>
      <text:p text:style-name="P37"><text:span text:style-name="T51">КОНТРОЛЬНАЯ 1</text:span><text:span text:style-name="T52">1</text:span><text:span text:style-name="T66">1</text:span><text:span text:style-name="T51">.</text:span><text:span text:style-name="T66">1</text:span><text:span text:style-name="T53"> – </text:span><text:span text:style-name="T21">1</text:span><text:span text:style-name="T52">1</text:span><text:span text:style-name="T66">1</text:span><text:span text:style-name="T21">.</text:span><text:span text:style-name="T73">3</text:span></text:p>
      <text:list xml:id="list3707308693" text:style-name="L6">
        <text:list-item>
          <text:p text:style-name="P103">He avoids talking about it – <text:span text:style-name="T66">он избегает разговаривать об этом</text:span></text:p>
        </text:list-item>
        <text:list-item>
          <text:p text:style-name="P104">Health will always be in the first place for him – <text:span text:style-name="T67">здоровье всегда будет на первом месте для него</text:span></text:p>
        </text:list-item>
        <text:list-item>
          <text:p text:style-name="P105">I understood you immediately / at once – <text:span text:style-name="T67">я понял тебя сразу же</text:span></text:p>
        </text:list-item>
        <text:list-item>
          <text:p text:style-name="P105">The criminals disappeared – <text:span text:style-name="T67">приступники исчезли</text:span></text:p>
        </text:list-item>
        <text:list-item>
          <text:p text:style-name="P105">He drowned – <text:span text:style-name="T67">он утонул</text:span></text:p>
        </text:list-item>
        <text:list-item>
          <text:p text:style-name="P106">He kept this secret – <text:span text:style-name="T68">он сохранил этот секрет</text:span></text:p>
        </text:list-item>
        <text:list-item>
          <text:p text:style-name="P106">You must tell him this thing directly – <text:span text:style-name="T68">ты должен сказать ему эту вешь прямо</text:span></text:p>
        </text:list-item>
        <text:list-item>
          <text:p text:style-name="P107">I held it in my arms – <text:span text:style-name="T69">я подержал это в своих руках</text:span></text:p>
        </text:list-item>
        <text:list-item>
          <text:p text:style-name="P108">I remained calm <text:s text:c="2"/>- <text:span text:style-name="T70">я остался спокойным </text:span></text:p>
        </text:list-item>
        <text:list-item>
          <text:p text:style-name="P109">We checked in at 3 o’clock in the afternoon – <text:span text:style-name="T71">мы зарегистрировались / въехали в отеле в 3 часа дня</text:span></text:p>
        </text:list-item>
        <text:list-item>
          <text:p text:style-name="P109">The temperature is ten degrees below zero – <text:span text:style-name="T71">температура 10 градусов ниже нуля</text:span></text:p>
        </text:list-item>
        <text:list-item>
          <text:p text:style-name="P109">Did his wife recover? - <text:span text:style-name="T71">его жена выздоровела?</text:span></text:p>
        </text:list-item>
        <text:list-item>
          <text:p text:style-name="P110">It developed our abilities – <text:span text:style-name="T72">это развивало наши способности </text:span></text:p>
        </text:list-item>
        <text:list-item>
          <text:p text:style-name="P110">I suppose It’ll happen next year – <text:span text:style-name="T72">я предполагаю это произойдёт в следующем году</text:span></text:p>
        </text:list-item>
        <text:list-item>
          <text:p text:style-name="P110">I think I’ll learn English in a couple of <text:s/>years – <text:span text:style-name="T72">я думаю я выучу английский за пару лет</text:span></text:p>
        </text:list-item>
        <text:list-item>
          <text:p text:style-name="P110">There are five chapters in this book – <text:span text:style-name="T72">имеется 5 глав в этой книге</text:span></text:p>
        </text:list-item>
        <text:list-item>
          <text:p text:style-name="P111"><text:soft-page-break/>Everything remained the same – <text:span text:style-name="T73">всё осталось таким же</text:span></text:p>
        </text:list-item>
      </text:list>
      <text:p text:style-name="P2"/>
      <text:p text:style-name="P36"><text:span text:style-name="T51">КОНТРОЛЬНАЯ 1</text:span><text:span text:style-name="T52">1</text:span><text:span text:style-name="T66">1</text:span><text:span text:style-name="T51">.</text:span><text:span text:style-name="T74">4</text:span><text:span text:style-name="T53"> – </text:span><text:span text:style-name="T21">1</text:span><text:span text:style-name="T52">1</text:span><text:span text:style-name="T66">1</text:span><text:span text:style-name="T21">.</text:span><text:span text:style-name="T74">6</text:span></text:p>
      <text:list xml:id="list3086803365" text:style-name="L7">
        <text:list-item>
          <text:p text:style-name="P112">She washed herself <text:s/>- <text:span text:style-name="T75">она вымылась </text:span></text:p>
        </text:list-item>
        <text:list-item>
          <text:p text:style-name="P113">Will you manage to do it instead of me? - <text:span text:style-name="T75">ты сможешь сделать это вместо меня?</text:span></text:p>
        </text:list-item>
        <text:list-item>
          <text:p text:style-name="P113">He divided us into three groups – <text:span text:style-name="T75">он разделил нас на три группы</text:span></text:p>
        </text:list-item>
        <text:list-item>
          <text:p text:style-name="P114">He missed such a unique opportunity – <text:span text:style-name="T76">он упустил такую уникальную возможность</text:span></text:p>
        </text:list-item>
        <text:list-item>
          <text:p text:style-name="P115">He has a reliable car – <text:span text:style-name="T76">у него надёжная машина</text:span></text:p>
        </text:list-item>
        <text:list-item>
          <text:p text:style-name="P115">They won’t find a solution to such an important problem soon – <text:span text:style-name="T76">они не найдут решения такой важной проблемы скоро</text:span></text:p>
        </text:list-item>
        <text:list-item>
          <text:p text:style-name="P116">They don’t know even basic things – <text:span text:style-name="T77">они не знают даже базовых вещей</text:span></text:p>
        </text:list-item>
        <text:list-item>
          <text:p text:style-name="P116">He avoids doing it – <text:span text:style-name="T77">он избегает делать это</text:span></text:p>
        </text:list-item>
      </text:list>
      <text:p text:style-name="P3"/>
      <text:p text:style-name="P35"><text:span text:style-name="T51">КОНТРОЛЬНАЯ 1</text:span><text:span text:style-name="T52">1</text:span><text:span text:style-name="T66">1</text:span><text:span text:style-name="T51">.</text:span><text:span text:style-name="T78">7</text:span><text:span text:style-name="T53"> – </text:span><text:span text:style-name="T21">1</text:span><text:span text:style-name="T52">1</text:span><text:span text:style-name="T66">1</text:span><text:span text:style-name="T21">.</text:span><text:span text:style-name="T78">8</text:span></text:p>
      <text:list xml:id="list3004467793" text:style-name="L8">
        <text:list-item>
          <text:p text:style-name="P117">It isn’t on the right – <text:span text:style-name="T78">это не справа</text:span></text:p>
        </text:list-item>
        <text:list-item>
          <text:p text:style-name="P117">I waited for him for two hours – <text:span text:style-name="T78">я прождал его 2 часа</text:span></text:p>
        </text:list-item>
        <text:list-item>
          <text:p text:style-name="P118">She didn’t have such an intention – <text:span text:style-name="T79">у неё не было такого намерения </text:span></text:p>
        </text:list-item>
        <text:list-item>
          <text:p text:style-name="P119">She feels confidence – <text:span text:style-name="T79">она чувствует уверенность</text:span></text:p>
        </text:list-item>
        <text:list-item>
          <text:p text:style-name="P119">They informed us of this accident – <text:span text:style-name="T79">они проинформировали нас об этом происшествии</text:span></text:p>
        </text:list-item>
        <text:list-item>
          <text:p text:style-name="P119">She said it very confidently – <text:span text:style-name="T79">она сказала это очень уверенно </text:span></text:p>
        </text:list-item>
        <text:list-item>
          <text:p text:style-name="P120">Was everyone present? - <text:span text:style-name="T80">все присутствовали?</text:span></text:p>
        </text:list-item>
        <text:list-item>
          <text:p text:style-name="P121">The price rose by thirty per cent – <text:span text:style-name="T81">цена поднялась на 30%</text:span></text:p>
        </text:list-item>
      </text:list>
      <text:p text:style-name="P18"/>
      <text:p text:style-name="P34"/>
      <text:p text:style-name="P34"/>
      <text:p text:style-name="P34"/>
      <text:p text:style-name="P34"/>
      <text:p text:style-name="P34"/>
      <text:p text:style-name="P34"><text:soft-page-break/><text:span text:style-name="T51">КОНТРОЛЬНАЯ 1</text:span><text:span text:style-name="T52">1</text:span><text:span text:style-name="T83">2</text:span><text:span text:style-name="T51">.</text:span><text:span text:style-name="T83">1</text:span><text:span text:style-name="T53"> – </text:span><text:span text:style-name="T21">1</text:span><text:span text:style-name="T52">1</text:span><text:span text:style-name="T83">2</text:span><text:span text:style-name="T21">.</text:span><text:span text:style-name="T87">3</text:span></text:p>
      <text:list xml:id="list601852861" text:style-name="L9">
        <text:list-item>
          <text:p text:style-name="P122">I left for Russia – <text:span text:style-name="T82">я поехал в россию</text:span></text:p>
        </text:list-item>
        <text:list-item>
          <text:p text:style-name="P123">I go swimming three times a week – <text:span text:style-name="T84">я хожу плавать 3 раза в неделю</text:span></text:p>
        </text:list-item>
        <text:list-item>
          <text:p text:style-name="P123">Will it be really possible? - <text:span text:style-name="T84">это будет действительно возможно</text:span></text:p>
        </text:list-item>
        <text:list-item>
          <text:p text:style-name="P124">He prays to Good – <text:span text:style-name="T85">он молиться Богу</text:span></text:p>
        </text:list-item>
        <text:list-item>
          <text:p text:style-name="P125">They killed innocent people. The police arrested them. They punished the criminals <text:s/>– <text:span text:style-name="T86">они убивали невинных людей. Полиция арестовала их. Они наказали их</text:span></text:p>
        </text:list-item>
        <text:list-item>
          <text:p text:style-name="P125">I can write it down – <text:span text:style-name="T86">я могу записать это</text:span></text:p>
        </text:list-item>
        <text:list-item>
          <text:p text:style-name="P126">I’ll share this information with you – <text:span text:style-name="T87">я поделюсь этой информацией с тобой</text:span></text:p>
        </text:list-item>
        <text:list-item>
          <text:p text:style-name="P126">He described her appearance – <text:span text:style-name="T87">он описал её внешность</text:span></text:p>
        </text:list-item>
        <text:list-item>
          <text:p text:style-name="P126">He informed me of these problems – <text:span text:style-name="T87">он проинформировал меня об этих проблемах</text:span></text:p>
        </text:list-item>
      </text:list>
      <text:p text:style-name="P17"/>
      <text:p text:style-name="P33"><text:span text:style-name="T51">КОНТРОЛЬНАЯ 1</text:span><text:span text:style-name="T52">1</text:span><text:span text:style-name="T83">2</text:span><text:span text:style-name="T51">.</text:span><text:span text:style-name="T88">4</text:span><text:span text:style-name="T53"> – </text:span><text:span text:style-name="T21">1</text:span><text:span text:style-name="T52">1</text:span><text:span text:style-name="T83">2</text:span><text:span text:style-name="T21">.</text:span><text:span text:style-name="T88">6</text:span></text:p>
      <text:list xml:id="list2305938377" text:style-name="L10">
        <text:list-item>
          <text:p text:style-name="P127">I need to get in touch with him – <text:span text:style-name="T88">мне нужно связаться с ним</text:span></text:p>
        </text:list-item>
        <text:list-item>
          <text:p text:style-name="P128">His conclusion was quite logical – <text:span text:style-name="T89">его метод был довольно логичный</text:span></text:p>
        </text:list-item>
        <text:list-item>
          <text:p text:style-name="P129">Did this change have a positive effect on her? - <text:span text:style-name="T89">эта перемена имела позитивный эффект на неё?</text:span></text:p>
        </text:list-item>
        <text:list-item>
          <text:p text:style-name="P129">This result impressed them – <text:span text:style-name="T89">этот результат впечатлил их</text:span></text:p>
        </text:list-item>
        <text:list-item>
          <text:p text:style-name="P130">When will it get dark? - <text:span text:style-name="T90">когда стемнеет?</text:span></text:p>
        </text:list-item>
        <text:list-item>
          <text:p text:style-name="P131">They celebrated this anniversary – <text:span text:style-name="T91">они отпраздновали эту годовщину</text:span></text:p>
        </text:list-item>
        <text:list-item>
          <text:p text:style-name="P132">It’s very prestigious to live in this area – <text:span text:style-name="T91">очень престижно жить в этой области</text:span></text:p>
        </text:list-item>
        <text:list-item>
          <text:p text:style-name="P132">Two apples fell (down) – <text:span text:style-name="T91">2 яблока упало</text:span></text:p>
        </text:list-item>
      </text:list>
      <text:p text:style-name="P16"/>
      <text:p text:style-name="P32"><text:span text:style-name="T51">КОНТРОЛЬНАЯ 1</text:span><text:span text:style-name="T52">1</text:span><text:span text:style-name="T83">2</text:span><text:span text:style-name="T51">.</text:span><text:span text:style-name="T92">7</text:span><text:span text:style-name="T53"> – </text:span><text:span text:style-name="T21">1</text:span><text:span text:style-name="T52">1</text:span><text:span text:style-name="T83">2</text:span><text:span text:style-name="T21">.</text:span><text:span text:style-name="T92">8</text:span></text:p>
      <text:list xml:id="list502517043" text:style-name="L11">
        <text:list-item>
          <text:p text:style-name="P133">Will he stay here for an hour? - <text:span text:style-name="T92">он останеться здесь на час?</text:span></text:p>
        </text:list-item>
        <text:list-item>
          <text:p text:style-name="P134">It’ll last for more than two years – <text:span text:style-name="T93">это продлиться более 2 лет</text:span></text:p>
        </text:list-item>
        <text:list-item>
          <text:p text:style-name="P134">Will she change her timetable? - <text:span text:style-name="T93">она поменяет своё расписание?</text:span></text:p>
        </text:list-item>
        <text:list-item>
          <text:p text:style-name="P135">Money was also important for her – <text:span text:style-name="T94">деньги также были важны для неё</text:span></text:p>
        </text:list-item>
        <text:list-item>
          <text:p text:style-name="P135"><text:soft-page-break/>Were you at home while / <text:span text:style-name="T94">whereas</text:span> he was at work? - <text:span text:style-name="T94">ты был дома в то время как он был на работе?</text:span></text:p>
        </text:list-item>
        <text:list-item>
          <text:p text:style-name="P136">It’ll be her daughter’s flat – <text:span text:style-name="T95">это будет квартира её дочери </text:span></text:p>
        </text:list-item>
        <text:list-item>
          <text:p text:style-name="P137">We <text:span text:style-name="T96">found out that it was a big mistake </text:span><text:s/>- <text:span text:style-name="T97">мы обнаружили что это была большая ошибка</text:span></text:p>
        </text:list-item>
        <text:list-item>
          <text:p text:style-name="P138">He expects much more <text:s/>- <text:span text:style-name="T97">он ожидает на много большего</text:span></text:p>
        </text:list-item>
      </text:list>
      <text:p text:style-name="P15"/>
      <text:p text:style-name="P31"><text:span text:style-name="T51">КОНТРОЛЬНАЯ 1</text:span><text:span text:style-name="T52">1</text:span><text:span text:style-name="T98">3</text:span><text:span text:style-name="T51">.</text:span><text:span text:style-name="T98">1</text:span><text:span text:style-name="T53"> – </text:span><text:span text:style-name="T21">1</text:span><text:span text:style-name="T52">1</text:span><text:span text:style-name="T107">3</text:span><text:span text:style-name="T21">.</text:span><text:span text:style-name="T104">3</text:span></text:p>
      <text:list xml:id="list141280734" text:style-name="L12">
        <text:list-item>
          <text:p text:style-name="P139">It didn’t cover out costs – <text:span text:style-name="T99">это не покрыло наших издержек</text:span></text:p>
        </text:list-item>
        <text:list-item>
          <text:p text:style-name="P140">He owes me this money – <text:span text:style-name="T100">он должен мне эти деньги</text:span></text:p>
        </text:list-item>
        <text:list-item>
          <text:p text:style-name="P140">His wife usually does the shopping – <text:span text:style-name="T100">его жена обычно делает покупки</text:span></text:p>
        </text:list-item>
        <text:list-item>
          <text:p text:style-name="P141">He rode a horse yesterday – <text:span text:style-name="T101">он катался на лошади вчера</text:span></text:p>
        </text:list-item>
        <text:list-item>
          <text:p text:style-name="P141">It doesn’t necessarily mean that it’ll be free – <text:span text:style-name="T101">это не обязательно означает что это будет бесплатно</text:span></text:p>
        </text:list-item>
        <text:list-item>
          <text:p text:style-name="P142">My parents don’t insist on it – мои родители не наст<text:span text:style-name="T102">аивают</text:span> на этом</text:p>
        </text:list-item>
        <text:list-item>
          <text:p text:style-name="P143">His speech inspired me – <text:span text:style-name="T102">эго речт вдохновила меня </text:span></text:p>
        </text:list-item>
        <text:list-item>
          <text:p text:style-name="P144">I hated getting up so early – <text:span text:style-name="T103">я ненавидел вставать так рано</text:span></text:p>
        </text:list-item>
        <text:list-item>
          <text:p text:style-name="P144">What belongs to him? - <text:span text:style-name="T103">что пренадлежит ему?</text:span></text:p>
        </text:list-item>
        <text:list-item>
          <text:p text:style-name="P145">I’ll do my best to speak English more confidently – <text:span text:style-name="T105">я сделаю всё возможное что бы говорить на английском более уверенно </text:span></text:p>
        </text:list-item>
        <text:list-item>
          <text:p text:style-name="P145">They won’t be together any longer – <text:span text:style-name="T105">они не будут вместе дольше</text:span></text:p>
        </text:list-item>
        <text:list-item>
          <text:p text:style-name="P145">We see the advantages and disadvantages of this approach – <text:span text:style-name="T105">мы видим достоинства и недостатки этого подхода</text:span></text:p>
        </text:list-item>
        <text:list-item>
          <text:p text:style-name="P146">What will belong to him? - <text:span text:style-name="T106">что будет пренадлежать ему?</text:span></text:p>
        </text:list-item>
        <text:list-item>
          <text:p text:style-name="P146">They asked us some questions – <text:span text:style-name="T106">они задали нам некоторые вопросы</text:span></text:p>
        </text:list-item>
      </text:list>
      <text:p text:style-name="P14"/>
      <text:p text:style-name="P30"><text:span text:style-name="T51">КОНТРОЛЬНАЯ 1</text:span><text:span text:style-name="T52">1</text:span><text:span text:style-name="T98">3</text:span><text:span text:style-name="T51">.</text:span><text:span text:style-name="T107">4</text:span><text:span text:style-name="T53"> – </text:span><text:span text:style-name="T21">1</text:span><text:span text:style-name="T52">1</text:span><text:span text:style-name="T107">3</text:span><text:span text:style-name="T21">.</text:span><text:span text:style-name="T107">6</text:span></text:p>
      <text:list xml:id="list1710253219" text:style-name="L13">
        <text:list-item>
          <text:p text:style-name="P147"><text:span text:style-name="T108">He tore the papers – </text:span><text:span text:style-name="T107">он порвал бумаги</text:span></text:p>
        </text:list-item>
        <text:list-item>
          <text:p text:style-name="P147"><text:span text:style-name="T108">Did you try on this suit? - </text:span><text:span text:style-name="T107">ты примерил этот костюм?</text:span></text:p>
        </text:list-item>
        <text:list-item>
          <text:p text:style-name="P148">Was it his fault? - <text:span text:style-name="T107">это была его вина?</text:span></text:p>
        </text:list-item>
        <text:list-item>
          <text:p text:style-name="P149">I approve of this decision – <text:span text:style-name="T109">я одобряю это решение</text:span></text:p>
        </text:list-item>
        <text:list-item>
          <text:p text:style-name="P150">What strategy will you choose? - <text:span text:style-name="T110">какую стратегию ты выберешь?</text:span></text:p>
        </text:list-item>
      </text:list>
      <text:p text:style-name="P13"/>
      <text:p text:style-name="P29"><text:soft-page-break/></text:p>
      <text:p text:style-name="P29"><text:span text:style-name="T51">КОНТРОЛЬНАЯ 1</text:span><text:span text:style-name="T52">1</text:span><text:span text:style-name="T98">3</text:span><text:span text:style-name="T51">.</text:span><text:span text:style-name="T111">7</text:span><text:span text:style-name="T53"> – </text:span><text:span text:style-name="T21">1</text:span><text:span text:style-name="T52">1</text:span><text:span text:style-name="T107">3</text:span><text:span text:style-name="T21">.</text:span><text:span text:style-name="T111">8</text:span></text:p>
      <text:list xml:id="list427775926" text:style-name="L14">
        <text:list-item>
          <text:p text:style-name="P151">You need to do it immediately – <text:span text:style-name="T112">тебе нужно сделать это немедленно</text:span></text:p>
        </text:list-item>
        <text:list-item>
          <text:p text:style-name="P152">It was our main aim – <text:span text:style-name="T113">это была наша главная цель</text:span></text:p>
        </text:list-item>
        <text:list-item>
          <text:p text:style-name="P153">He didn’t reach an Advanced level – <text:span text:style-name="T114">он не достиг уровня Advanced </text:span></text:p>
        </text:list-item>
        <text:list-item>
          <text:p text:style-name="P154">Do you need to finish everything by next weak? - <text:span text:style-name="T115">тебе нужно закончить всё к следующей неделе?</text:span></text:p>
        </text:list-item>
      </text:list>
      <text:p text:style-name="P9"/>
      <text:p text:style-name="P28"><text:span text:style-name="T51">КОНТРОЛЬНАЯ 1</text:span><text:span text:style-name="T52">1</text:span><text:span text:style-name="T116">4</text:span><text:span text:style-name="T51">.</text:span><text:span text:style-name="T116">1</text:span><text:span text:style-name="T53"> – </text:span><text:span text:style-name="T21">1</text:span><text:span text:style-name="T52">1</text:span><text:span text:style-name="T124">4</text:span><text:span text:style-name="T21">.</text:span><text:span text:style-name="T124">3</text:span></text:p>
      <text:list xml:id="list3094869215" text:style-name="L15">
        <text:list-item>
          <text:p text:style-name="P155">It can mean several things – <text:span text:style-name="T117">это может означать несколько вещей</text:span></text:p>
        </text:list-item>
        <text:list-item>
          <text:p text:style-name="P156">I wasn’t proud of this success – <text:span text:style-name="T117">я не гордился этим успехом</text:span></text:p>
        </text:list-item>
        <text:list-item>
          <text:p text:style-name="P156">I’m angry about their refusal – <text:span text:style-name="T117">я рассержен их отказом </text:span></text:p>
        </text:list-item>
        <text:list-item>
          <text:p text:style-name="P157">You’ll owe this sum of money – <text:span text:style-name="T118">ты будешь должен мне эту сумму денег</text:span></text:p>
        </text:list-item>
        <text:list-item>
          <text:p text:style-name="P157">I’ll call you back in a couple of minutes – <text:span text:style-name="T118">я перезвоню тебе через пару минут</text:span></text:p>
        </text:list-item>
        <text:list-item>
          <text:p text:style-name="P157">You business partner can regret it – <text:span text:style-name="T118">твой бизнесс партнёр может пожелеть об этом</text:span></text:p>
        </text:list-item>
        <text:list-item>
          <text:p text:style-name="P158">He s<text:span text:style-name="T119">tole his wallet – </text:span><text:span text:style-name="T120">он украл его бумажник</text:span></text:p>
        </text:list-item>
        <text:list-item>
          <text:p text:style-name="P159">It was a real sensation – <text:span text:style-name="T120">это была настоящая синсация</text:span></text:p>
        </text:list-item>
        <text:list-item>
          <text:p text:style-name="P159">They signed this document – <text:span text:style-name="T120">они подписали этот документ</text:span></text:p>
        </text:list-item>
        <text:list-item>
          <text:p text:style-name="P160">I arrived home – <text:span text:style-name="T121">я прибыл домой</text:span></text:p>
        </text:list-item>
        <text:list-item>
          <text:p text:style-name="P160">Will I know English like educated native speaker? - <text:span text:style-name="T121">я буду знать английский как образованный носитель языка?</text:span></text:p>
        </text:list-item>
        <text:list-item>
          <text:p text:style-name="P161">We must get rid of our mistakes as soon as possible – <text:span text:style-name="T122">мы должный избавиься от наших ошибок как можно скорее </text:span></text:p>
        </text:list-item>
        <text:list-item>
          <text:p text:style-name="P161">Did we deserve it? - <text:span text:style-name="T122">мы заслужили это?</text:span></text:p>
        </text:list-item>
        <text:list-item>
          <text:p text:style-name="P162">I took him with me – <text:span text:style-name="T123">я взял его с собой</text:span></text:p>
        </text:list-item>
      </text:list>
      <text:p text:style-name="P12"/>
      <text:p text:style-name="P27"><text:span text:style-name="T51">КОНТРОЛЬНАЯ 1</text:span><text:span text:style-name="T52">1</text:span><text:span text:style-name="T116">4</text:span><text:span text:style-name="T51">.</text:span><text:span text:style-name="T125">4</text:span><text:span text:style-name="T53"> – </text:span><text:span text:style-name="T21">1</text:span><text:span text:style-name="T52">1</text:span><text:span text:style-name="T124">4</text:span><text:span text:style-name="T21">.</text:span><text:span text:style-name="T131">8</text:span></text:p>
      <text:list xml:id="list2293569134" text:style-name="L16">
        <text:list-item>
          <text:p text:style-name="P163">I flew to the United States – <text:span text:style-name="T126">я полетел в США</text:span></text:p>
        </text:list-item>
        <text:list-item>
          <text:p text:style-name="P164">His friend borrowed this money – <text:span text:style-name="T127">его друг занял эти деньги</text:span></text:p>
        </text:list-item>
        <text:list-item>
          <text:p text:style-name="P165">Does it look strange? - <text:span text:style-name="T127">это выглядет странным?</text:span></text:p>
          <text:p text:style-name="P210"/>
        </text:list-item>
        <text:list-item>
          <text:p text:style-name="P166"><text:soft-page-break/>I spent lots of time on English to know it really well – <text:span text:style-name="T128">я потратил множество времени на английский что бы знать его действительно хорошо</text:span></text:p>
        </text:list-item>
        <text:list-item>
          <text:p text:style-name="P167">I thought differently (another way) – <text:span text:style-name="T129">я думал по другому (другим образом)</text:span></text:p>
        </text:list-item>
        <text:list-item>
          <text:p text:style-name="P168">I managed to find a better solution to such a difficult problem – <text:span text:style-name="T130">я сумел найти более лучшее решение такой сложной проблемы</text:span></text:p>
        </text:list-item>
        <text:list-item>
          <text:p text:style-name="P168">I must get rid of these mistakes – <text:span text:style-name="T130">я должен избавиться от этих ошибок</text:span></text:p>
        </text:list-item>
        <text:list-item>
          <text:p text:style-name="P169">It’ll be the most important problem – <text:span text:style-name="T131">это будет самой важной проблемой</text:span></text:p>
        </text:list-item>
        <text:list-item>
          <text:p text:style-name="P170">It smelt awful – <text:span text:style-name="T131">это пахло ужасно</text:span></text:p>
        </text:list-item>
        <text:list-item>
          <text:p text:style-name="P171">I walked to work / I went to work on foot – <text:span text:style-name="T132">я пошёл на работу пешком</text:span></text:p>
        </text:list-item>
        <text:list-item>
          <text:p text:style-name="P172">I’m an expert in this area – <text:span text:style-name="T133">я эксперт в этой области </text:span></text:p>
        </text:list-item>
        <text:list-item>
          <text:p text:style-name="P172">That ship sank – <text:span text:style-name="T133">тот корабль утонул</text:span></text:p>
        </text:list-item>
        <text:list-item>
          <text:p text:style-name="P172">That man drowned – <text:span text:style-name="T133">тот мужчина утонул</text:span></text:p>
        </text:list-item>
        <text:list-item>
          <text:p text:style-name="P172">They informed us of these difficulties – <text:span text:style-name="T133">они проинформировали на об этих трудностях</text:span></text:p>
        </text:list-item>
      </text:list>
      <text:p text:style-name="P11"/>
      <text:p text:style-name="P26"><text:span text:style-name="T51">КОНТРОЛЬНАЯ 1</text:span><text:span text:style-name="T52">1</text:span><text:span text:style-name="T134">5</text:span><text:span text:style-name="T51">.</text:span><text:span text:style-name="T134">1</text:span><text:span text:style-name="T53"> – </text:span><text:span text:style-name="T21">1</text:span><text:span text:style-name="T52">1</text:span><text:span text:style-name="T134">5</text:span><text:span text:style-name="T21">.</text:span><text:span text:style-name="T137">3</text:span></text:p>
      <text:list xml:id="list3973851493" text:style-name="L17">
        <text:list-item>
          <text:p text:style-name="P173">This event didn’t take place in the city center – <text:span text:style-name="T134">это событие не произошло в центре города</text:span></text:p>
        </text:list-item>
        <text:list-item>
          <text:p text:style-name="P173">Will you be free tomorrow afternoon? - <text:span text:style-name="T134">ты будешь свободен завтрошним днём?</text:span></text:p>
        </text:list-item>
        <text:list-item>
          <text:p text:style-name="P174">This dress fit you perfectly – <text:span text:style-name="T135">это платье прекрасно подходило тебе</text:span></text:p>
        </text:list-item>
        <text:list-item>
          <text:p text:style-name="P174">We usually meet twice a week – <text:span text:style-name="T135">мы обычно встречаемся дважды в неделю</text:span></text:p>
        </text:list-item>
        <text:list-item>
          <text:p text:style-name="P175">I caught the ball – <text:span text:style-name="T136">я поймал мяч</text:span></text:p>
        </text:list-item>
        <text:list-item>
          <text:p text:style-name="P175">The criminal stole jewelry – <text:span text:style-name="T136">приступник украл ювелирку</text:span></text:p>
        </text:list-item>
        <text:list-item>
          <text:p text:style-name="P176">I was greatly surprised by these changes – <text:span text:style-name="T136">я был очень сильно удивлён этими переменами</text:span></text:p>
        </text:list-item>
        <text:list-item>
          <text:p text:style-name="P176">He admired her beauty – <text:span text:style-name="T136">он восхищался её красотой</text:span></text:p>
        </text:list-item>
      </text:list>
      <text:p text:style-name="P10"/>
      <text:p text:style-name="P25"/>
      <text:p text:style-name="P25"/>
      <text:p text:style-name="P25"><text:soft-page-break/><text:span text:style-name="T51">КОНТРОЛЬНАЯ 1</text:span><text:span text:style-name="T52">1</text:span><text:span text:style-name="T134">5</text:span><text:span text:style-name="T51">.</text:span><text:span text:style-name="T138">4</text:span><text:span text:style-name="T53"> – </text:span><text:span text:style-name="T21">1</text:span><text:span text:style-name="T52">1</text:span><text:span text:style-name="T134">5</text:span><text:span text:style-name="T21">.</text:span><text:span text:style-name="T138">6</text:span></text:p>
      <text:list xml:id="list441915635" text:style-name="L18">
        <text:list-item>
          <text:p text:style-name="P177">I was in my country house last week – <text:span text:style-name="T139">я был в своём загородном доме на прошлой неделе</text:span></text:p>
        </text:list-item>
        <text:list-item>
          <text:p text:style-name="P178">He divided us into two groups – <text:span text:style-name="T140">он разделил нас на 2 группы</text:span></text:p>
        </text:list-item>
        <text:list-item>
          <text:p text:style-name="P178">He lied to his boss – <text:span text:style-name="T140">он солгал своему боссу</text:span></text:p>
        </text:list-item>
        <text:list-item>
          <text:p text:style-name="P178">I think she’ll get used to it – <text:span text:style-name="T140">я думаю она привыкнет к этому</text:span></text:p>
        </text:list-item>
        <text:list-item>
          <text:p text:style-name="P179">Why were you so upset / disappointed? - <text:span text:style-name="T141">почему ты был так растроен / разочарован?</text:span></text:p>
        </text:list-item>
        <text:list-item>
          <text:p text:style-name="P179">It meant the following – <text:span text:style-name="T141">это означало следующее</text:span></text:p>
        </text:list-item>
        <text:list-item>
          <text:p text:style-name="P180">I hope everyone will be grateful to you for your hard work – <text:span text:style-name="T142">я надеюсь все будут благодарны за твою усердную работу</text:span></text:p>
        </text:list-item>
        <text:list-item>
          <text:p text:style-name="P181">The student looked it up in a dictionary – <text:span text:style-name="T143">студент посмотрел это в словаре </text:span></text:p>
        </text:list-item>
        <text:list-item>
          <text:p text:style-name="P182">The wind blew suddenly – <text:span text:style-name="T144">ветер подул вдруг</text:span></text:p>
        </text:list-item>
        <text:list-item>
          <text:p text:style-name="P183">I’m greatly surprised by the success of this project – <text:span text:style-name="T144">я очень сильно удивлён успехом этого проекта</text:span></text:p>
        </text:list-item>
        <text:list-item>
          <text:p text:style-name="P183">The lesson began half an hour ago – <text:span text:style-name="T144">урок начался пол часа назад</text:span></text:p>
        </text:list-item>
        <text:list-item>
          <text:p text:style-name="P183">It happened to their family – <text:span text:style-name="T144">это произошло с их семьёй </text:span></text:p>
        </text:list-item>
      </text:list>
      <text:p text:style-name="P4"/>
      <text:p text:style-name="P24"><text:span text:style-name="T51">КОНТРОЛЬНАЯ 1</text:span><text:span text:style-name="T52">1</text:span><text:span text:style-name="T134">5</text:span><text:span text:style-name="T51">.</text:span><text:span text:style-name="T145">7</text:span><text:span text:style-name="T53"> – </text:span><text:span text:style-name="T21">1</text:span><text:span text:style-name="T52">1</text:span><text:span text:style-name="T134">5</text:span><text:span text:style-name="T21">.</text:span><text:span text:style-name="T145">8</text:span></text:p>
      <text:list xml:id="list2318727514" text:style-name="L19">
        <text:list-item>
          <text:p text:style-name="P184">I lay in bad – <text:span text:style-name="T145">я лежал в кровати </text:span></text:p>
        </text:list-item>
        <text:list-item>
          <text:p text:style-name="P185">I turned back – <text:span text:style-name="T146">я повернул назад</text:span></text:p>
        </text:list-item>
        <text:list-item>
          <text:p text:style-name="P186">What’s your younger brother’s profession? <text:s/>- <text:s/><text:span text:style-name="T147">какая профессия у твоего младшего брата?</text:span></text:p>
        </text:list-item>
      </text:list>
      <text:p text:style-name="P9"/>
      <text:p text:style-name="P23"><text:span text:style-name="T51">КОНТРОЛЬНАЯ 1</text:span><text:span text:style-name="T52">1</text:span><text:span text:style-name="T148">6</text:span><text:span text:style-name="T51">.</text:span><text:span text:style-name="T148">1</text:span><text:span text:style-name="T53"> – </text:span><text:span text:style-name="T21">1</text:span><text:span text:style-name="T52">1</text:span><text:span text:style-name="T148">6</text:span><text:span text:style-name="T21">.</text:span><text:span text:style-name="T148">2</text:span></text:p>
      <text:list xml:id="list4254591943" text:style-name="L20">
        <text:list-item>
          <text:p text:style-name="P187">We went there through the forest – <text:span text:style-name="T148">мы пошли туда через лес</text:span></text:p>
        </text:list-item>
        <text:list-item>
          <text:p text:style-name="P188">Were they behind him? - <text:span text:style-name="T149">они были позади него?</text:span></text:p>
        </text:list-item>
        <text:list-item>
          <text:p text:style-name="P189">They dug a hole in the ground – <text:span text:style-name="T150">они вырыли яму в земле</text:span></text:p>
        </text:list-item>
        <text:list-item>
          <text:p text:style-name="P190">We’re fully satisfied with the quality of these lessons – <text:span text:style-name="T151">мы полностью удавалетварены качеством этих уроков </text:span></text:p>
        </text:list-item>
        <text:list-item>
          <text:p text:style-name="P190">The man was outside the building – <text:span text:style-name="T151">мужчина был снаружи здания </text:span></text:p>
        </text:list-item>
        <text:list-item>
          <text:p text:style-name="P191">Did it hurt her feelings? - <text:span text:style-name="T152">это задело её чувства?</text:span></text:p>
        </text:list-item>
        <text:list-item>
          <text:p text:style-name="P191">He repaired it very easily – <text:span text:style-name="T152">он починил это очень легко</text:span></text:p>
        </text:list-item>
        <text:list-item>
          <text:p text:style-name="P192"><text:soft-page-break/>My acquaintance wasn’t pessimistic – <text:span text:style-name="T153">мой знакомый не был писимистичен</text:span></text:p>
        </text:list-item>
      </text:list>
      <text:p text:style-name="P8"/>
      <text:p text:style-name="P21"><text:span text:style-name="T51">КОНТРОЛЬНАЯ 1</text:span><text:span text:style-name="T52">1</text:span><text:span text:style-name="T148">6</text:span><text:span text:style-name="T51">.</text:span><text:span text:style-name="T154">3</text:span><text:span text:style-name="T53"> – </text:span><text:span text:style-name="T21">1</text:span><text:span text:style-name="T52">1</text:span><text:span text:style-name="T148">6</text:span><text:span text:style-name="T21">.</text:span><text:span text:style-name="T159">5</text:span></text:p>
      <text:list xml:id="list1627089377" text:style-name="L21">
        <text:list-item>
          <text:p text:style-name="P193">We analyzed these figures – <text:span text:style-name="T154">мы проанализировали эти цыфры</text:span></text:p>
        </text:list-item>
        <text:list-item>
          <text:p text:style-name="P195">You need to consider <text:span text:style-name="T155">it – тебе нужно учесть это</text:span></text:p>
        </text:list-item>
        <text:list-item>
          <text:p text:style-name="P194"><text:span text:style-name="T156">We filled in this form – </text:span><text:span text:style-name="T157">мы заполнили эту форму</text:span></text:p>
        </text:list-item>
        <text:list-item>
          <text:p text:style-name="P196">It wo<text:span text:style-name="T158">I</text:span>n’t be the only right solution to this problem – это не будет единственно правельным решением этой проблемы</text:p>
        </text:list-item>
        <text:list-item>
          <text:p text:style-name="P196">I dealt with different complaints – я имел дело с различными жалобами</text:p>
        </text:list-item>
        <text:list-item>
          <text:p text:style-name="P197">I wouldn’t share this information with them – я бы не делился этой информацией с ними</text:p>
        </text:list-item>
        <text:list-item>
          <text:p text:style-name="P197">I could read in English for hours – я мог читать по английски часами</text:p>
        </text:list-item>
        <text:list-item>
          <text:p text:style-name="P198">His friend lend him this money – его друг одолжит ему эти деньги</text:p>
        </text:list-item>
        <text:list-item>
          <text:p text:style-name="P199">He did us a favor – он сделал нам одолжение</text:p>
        </text:list-item>
      </text:list>
      <text:p text:style-name="P20"/>
      <text:p text:style-name="P22"><text:span text:style-name="T51">КОНТРОЛЬНАЯ 1</text:span><text:span text:style-name="T52">1</text:span><text:span text:style-name="T148">6</text:span><text:span text:style-name="T51">.</text:span><text:span text:style-name="T160">6</text:span><text:span text:style-name="T53"> – </text:span><text:span text:style-name="T21">1</text:span><text:span text:style-name="T52">1</text:span><text:span text:style-name="T148">6</text:span><text:span text:style-name="T21">.</text:span><text:span text:style-name="T160">8</text:span></text:p>
      <text:list xml:id="list251102797" text:style-name="L22">
        <text:list-item>
          <text:p text:style-name="P213">It happened to us – это произошло с нами</text:p>
        </text:list-item>
        <text:list-item>
          <text:p text:style-name="P213">He wasn’t generous – он не был <text:span text:style-name="T161">щедрым </text:span></text:p>
        </text:list-item>
        <text:list-item>
          <text:p text:style-name="P214">Does he often look for a job? - он часто ищет работу?</text:p>
        </text:list-item>
        <text:list-item>
          <text:p text:style-name="P215">Who is with you? - кто с тобой?</text:p>
        </text:list-item>
        <text:list-item>
          <text:p text:style-name="P215">He’ll manage to buy it very cheaply – он сможет купить это очень дёшево</text:p>
        </text:list-item>
        <text:list-item>
          <text:p text:style-name="P216">It’s necessary to work on our listening skills – необходимо работать над нашими навыками аудирования</text:p>
        </text:list-item>
        <text:list-item>
          <text:p text:style-name="P216">I’ll go to the nearest supermarket – я пойду в ближайший супермаркет</text:p>
        </text:list-item>
      </text:list>
      <text:p text:style-name="P6"/>
      <text:p text:style-name="P40"/>
      <text:p text:style-name="P40"/>
      <text:p text:style-name="P40"><text:soft-page-break/><text:span text:style-name="T51">КОНТРОЛЬНАЯ 1</text:span><text:span text:style-name="T52">1</text:span><text:span text:style-name="T162">7</text:span><text:span text:style-name="T51">.</text:span><text:span text:style-name="T162">1</text:span><text:span text:style-name="T53"> – </text:span><text:span text:style-name="T21">1</text:span><text:span text:style-name="T52">1</text:span><text:span text:style-name="T162">7.3</text:span></text:p>
      <text:list xml:id="list2115021445" text:style-name="L23">
        <text:list-item>
          <text:p text:style-name="P217">I mentioned various things including this one (thing) – я упомянал разнообразные вещи включая эту вешь</text:p>
        </text:list-item>
        <text:list-item>
          <text:p text:style-name="P218">Is it only for children? - это только для детей?</text:p>
        </text:list-item>
        <text:list-item>
          <text:p text:style-name="P219">The children showed their outstanding talents – дети показали свои выдающиеся таланты</text:p>
        </text:list-item>
        <text:list-item>
          <text:p text:style-name="P220">What channels are popular nowadays? - какие каналы популярны в настоящее время?</text:p>
        </text:list-item>
      </text:list>
      <text:p text:style-name="P7"/>
      <text:p text:style-name="P41"><text:span text:style-name="T51">КОНТРОЛЬНАЯ 1</text:span><text:span text:style-name="T52">1</text:span><text:span text:style-name="T162">7</text:span><text:span text:style-name="T51">.</text:span><text:span text:style-name="T163">4</text:span><text:span text:style-name="T53"> – </text:span><text:span text:style-name="T21">1</text:span><text:span text:style-name="T52">1</text:span><text:span text:style-name="T162">7.</text:span><text:span text:style-name="T163">6</text:span></text:p>
      <text:list xml:id="list3506255558" text:style-name="L24">
        <text:list-item>
          <text:p text:style-name="P221">I woke up at 6 o’clock in the morning – я проснуля в 6 часов утра</text:p>
        </text:list-item>
        <text:list-item>
          <text:p text:style-name="P222">How much is this pare of trousers? - сколько стоит эта пара брюк?</text:p>
        </text:list-item>
        <text:list-item>
          <text:p text:style-name="P222">I’m sure this achievement will impress them – я уверен это достижение впечатлит их</text:p>
        </text:list-item>
        <text:list-item>
          <text:p text:style-name="P222">I liked this new approach – мне понравился этот новый подход</text:p>
        </text:list-item>
        <text:list-item>
          <text:p text:style-name="P223">This woman is so wise – эта женщина такая мудрая</text:p>
        </text:list-item>
        <text:list-item>
          <text:p text:style-name="P224">He invited us to his birthday – он пригласил нас на свой день рождения</text:p>
        </text:list-item>
        <text:list-item>
          <text:p text:style-name="P224">She lost her bad – она потеряла свою сумку</text:p>
        </text:list-item>
        <text:list-item>
          <text:p text:style-name="P224">What’s your elder brother’s profession? - какая профессия у твоего старшего брата?</text:p>
        </text:list-item>
        <text:list-item>
          <text:p text:style-name="P225">This result was below average – этот результат был ниже среднего </text:p>
        </text:list-item>
        <text:list-item>
          <text:p text:style-name="P225"><text:soft-page-break/>I would tell him this thing – я бы сказал ему эту вещь</text:p>
        </text:list-item>
        <text:list-item>
          <text:p text:style-name="P226">It required more experience – это требовало больше опыта </text:p>
        </text:list-item>
        <text:list-item>
          <text:p text:style-name="P226">He didn’t leave his bag there – он не забыл свою сумку там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default-outline-level="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note" style:family="paragraph" style:parent-style-name="Standard" style:default-outline-level="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default-outline-level="">
      <style:paragraph-properties fo:margin-top="0cm" fo:margin-bottom="0cm" style:contextual-spacing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18pt" fo:font-style="italic" fo:font-weight="bold" style:font-name-asian="Arial1" style:font-family-asian="Arial" style:font-family-generic-asian="system" style:font-pitch-asian="variable" style:font-size-asian="18pt" style:font-style-asian="italic" style:font-weight-asian="bold" style:font-name-complex="Arial1" style:font-family-complex="Arial" style:font-family-generic-complex="system" style:font-pitch-complex="variable" style:font-size-complex="18pt" style:font-style-complex="italic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606060" loext:opacity="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1.5pt" fo:font-style="italic" style:font-name-asian="Arial1" style:font-family-asian="Arial" style:font-family-generic-asian="system" style:font-pitch-asian="variable" style:font-size-asian="11.5pt" style:font-style-asian="italic" style:font-name-complex="Arial1" style:font-family-complex="Arial" style:font-family-generic-complex="system" style:font-pitch-complex="variable" style:font-size-complex="11.5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paragraph-properties fo:margin-left="8.001cm" fo:margin-right="0cm" fo:text-align="justify" style:justify-single-word="false" fo:text-indent="0cm" style:auto-text-indent="false"/>
      <style:text-properties fo:color="#373737" loext:opacity="100%" fo:font-size="9pt" fo:font-style="italic" style:font-size-asian="9pt" style:font-style-asian="italic" style:font-size-complex="9pt" style:font-style-complex="italic"/>
    </style:style>
    <style:style style:name="Subtitle" style:family="paragraph" style:parent-style-name="Standard" style:default-outline-level="1" style:list-style-name="" style:class="chapter">
      <style:paragraph-properties fo:line-height="100%"/>
      <style:text-properties fo:color="#444444" loext:opacity="100%" style:font-name="Arial" fo:font-family="Arial" style:font-family-generic="roman" style:font-pitch="variable" fo:font-size="26pt" fo:font-style="italic" style:font-name-asian="Arial1" style:font-family-asian="Arial" style:font-family-generic-asian="system" style:font-pitch-asian="variable" style:font-size-asian="26pt" style:font-style-asian="italic" style:font-name-complex="Arial1" style:font-family-complex="Arial" style:font-family-generic-complex="system" style:font-pitch-complex="variable" style:font-size-complex="26pt" style:font-style-complex="italic"/>
    </style:style>
    <style:style style:name="Intense_20_Quote" style:display-name="Intense Quote" style:family="paragraph" style:parent-style-name="Standard" style:default-outline-level="">
      <loext:graphic-properties draw:fill="solid" draw:fill-color="#eeeeee"/>
      <style:paragraph-properties fo:margin-left="1cm" fo:margin-right="1cm" fo:text-align="justify" style:justify-single-word="false" fo:text-indent="0cm" style:auto-text-indent="false" fo:background-color="#eeeeee" fo:padding-left="0.141cm" fo:padding-right="0.141cm" fo:padding-top="0.035cm" fo:padding-bottom="0.035cm" fo:border="0.51pt solid #808080" style:shadow="none"/>
      <style:text-properties fo:color="#464646" loext:opacity="100%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529cm" fo:margin-bottom="0.141cm" style:contextual-spacing="true" fo:line-height="100%" fo:padding="0cm" fo:border-left="none" fo:border-right="none" fo:border-top="none" fo:border-bottom="3pt solid #000000"/>
      <style:text-properties fo:color="#000000" loext:opacity="100%" style:font-name="Arial" fo:font-family="Arial" style:font-family-generic="roman" style:font-pitch="variable" fo:font-size="36pt" fo:font-weight="bold" style:font-name-asian="Arial1" style:font-family-asian="Arial" style:font-family-generic-asian="system" style:font-pitch-asian="variable" style:font-size-asian="36pt" style:font-weight-asian="bold" style:font-name-complex="Arial1" style:font-family-complex="Arial" style:font-family-generic-complex="system" style:font-pitch-complex="variable" style:font-size-complex="3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6</meta:editing-cycles>
    <dc:date>2021-09-04T11:40:51.610035043</dc:date>
    <meta:generator>LibreOffice/7.1.5.2$Linux_X86_64 LibreOffice_project/10$Build-2</meta:generator>
    <meta:editing-duration>PT5H22M46S</meta:editing-duration>
    <meta:print-date>2021-08-30T10:08:30.888557894</meta:print-date>
    <meta:document-statistic meta:table-count="0" meta:image-count="0" meta:object-count="0" meta:page-count="15" meta:paragraph-count="315" meta:word-count="3644" meta:character-count="19721" meta:non-whitespace-character-count="16390"/>
    <meta:template xlink:type="simple" xlink:actuate="onRequest" xlink:title="Normal.dotm" xlink:href=""/>
  </office:meta>
</office:document-meta>
</file>